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font-size="10pt" officeooo:rsid="000158a4" officeooo:paragraph-rsid="000158a4" style:font-size-asian="10pt" style:font-size-complex="10pt"/>
    </style:style>
    <style:style style:name="P2" style:family="paragraph" style:parent-style-name="Standard">
      <style:text-properties style:font-name="DejaVu Sans" fo:font-size="10pt" officeooo:rsid="0007c32b" officeooo:paragraph-rsid="0007c32b" style:font-size-asian="10pt" style:font-size-complex="10pt"/>
    </style:style>
    <style:style style:name="P3" style:family="paragraph" style:parent-style-name="Standard">
      <style:text-properties style:font-name="DejaVu Sans" fo:font-size="10pt" officeooo:rsid="000979c5" officeooo:paragraph-rsid="000979c5" style:font-size-asian="10pt" style:font-size-complex="10pt"/>
    </style:style>
    <style:style style:name="P4" style:family="paragraph" style:parent-style-name="Standard">
      <style:text-properties style:font-name="DejaVu Sans" fo:font-size="10pt" fo:font-weight="normal" officeooo:rsid="00416570" officeooo:paragraph-rsid="0072d306" style:font-size-asian="10pt" style:font-weight-asian="normal" style:font-size-complex="10pt" style:font-weight-complex="normal"/>
    </style:style>
    <style:style style:name="P5" style:family="paragraph" style:parent-style-name="Standard">
      <style:text-properties style:font-name="DejaVu Sans" fo:font-size="10pt" fo:font-weight="normal" officeooo:rsid="004258f8" officeooo:paragraph-rsid="0072d306" style:font-size-asian="10pt" style:font-weight-asian="normal" style:font-size-complex="10pt" style:font-weight-complex="normal"/>
    </style:style>
    <style:style style:name="P6" style:family="paragraph" style:parent-style-name="Standard">
      <style:text-properties style:font-name="DejaVu Sans" fo:font-size="10pt" fo:font-weight="normal" officeooo:rsid="0055a387" officeooo:paragraph-rsid="0072d306" style:font-size-asian="10pt" style:font-weight-asian="normal" style:font-size-complex="10pt" style:font-weight-complex="normal"/>
    </style:style>
    <style:style style:name="P7" style:family="paragraph" style:parent-style-name="Standard">
      <style:text-properties style:font-name="DejaVu Sans" fo:font-size="10pt" fo:font-weight="normal" officeooo:rsid="00990e66" officeooo:paragraph-rsid="00990e66" style:font-size-asian="10pt" style:font-weight-asian="normal" style:font-size-complex="10pt" style:font-weight-complex="normal"/>
    </style:style>
    <style:style style:name="P8" style:family="paragraph" style:parent-style-name="Standard">
      <style:text-properties fo:color="#3c3c3c" style:font-name="DejaVu Sans" fo:font-size="10pt" officeooo:rsid="000158a4" officeooo:paragraph-rsid="000158a4" style:font-size-asian="10pt" style:font-size-complex="10pt"/>
    </style:style>
    <style:style style:name="P9" style:family="paragraph" style:parent-style-name="Standard">
      <style:paragraph-properties fo:text-align="start" style:justify-single-word="false"/>
      <style:text-properties style:font-name="Carlito" fo:font-size="12pt" officeooo:rsid="00857895" officeooo:paragraph-rsid="0086d4e7" style:font-size-asian="12pt" style:font-size-complex="12pt"/>
    </style:style>
    <style:style style:name="P10" style:family="paragraph" style:parent-style-name="Standard">
      <style:text-properties style:font-name="Carlito" fo:font-size="12pt" officeooo:rsid="000158a4" officeooo:paragraph-rsid="000158a4" style:font-size-asian="12pt" style:font-size-complex="12pt"/>
    </style:style>
    <style:style style:name="P11" style:family="paragraph" style:parent-style-name="Standard">
      <style:text-properties style:font-name="Carlito" fo:font-size="12pt" officeooo:rsid="000acfaf" officeooo:paragraph-rsid="000acfaf" style:font-size-asian="12pt" style:font-size-complex="12pt"/>
    </style:style>
    <style:style style:name="P12" style:family="paragraph" style:parent-style-name="Standard">
      <style:text-properties style:font-name="Carlito" fo:font-size="12pt" officeooo:rsid="000979c5" officeooo:paragraph-rsid="000979c5"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properties style:font-name="DejaVu Sans" fo:font-size="10pt" officeooo:rsid="00111436" officeooo:paragraph-rsid="00208e90" style:font-size-asian="10pt" style:font-size-complex="10pt"/>
    </style:style>
    <style:style style:name="P14" style:family="paragraph" style:parent-style-name="Standard">
      <style:paragraph-properties fo:margin-left="0cm" fo:margin-right="0cm" fo:text-align="start" style:justify-single-word="false" fo:text-indent="0cm" style:auto-text-indent="false"/>
      <style:text-properties style:font-name="DejaVu Sans" fo:font-size="10pt" officeooo:rsid="002e31b0" officeooo:paragraph-rsid="002e31b0" style:font-size-asian="10pt" style:font-size-complex="10pt"/>
    </style:style>
    <style:style style:name="P15"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54cc4"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a5a96"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properties style:font-name="DejaVu Sans" fo:font-size="10pt" officeooo:rsid="00790a1d" officeooo:paragraph-rsid="00790a1d"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properties style:font-name="DejaVu Sans" fo:font-size="10pt" officeooo:rsid="007a5a96" officeooo:paragraph-rsid="007a5a96"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properties style:font-name="DejaVu Sans" fo:font-size="10pt" officeooo:paragraph-rsid="007a5a96"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properties style:font-name="DejaVu Sans" fo:font-size="10pt" officeooo:paragraph-rsid="00888583"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properties style:font-name="DejaVu Sans" fo:font-size="10pt" officeooo:rsid="0029b478" officeooo:paragraph-rsid="007a5a96"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properties style:font-name="DejaVu Sans" fo:font-size="10pt" officeooo:rsid="00809aee" officeooo:paragraph-rsid="00809aee" style:font-size-asian="10pt" style:font-size-complex="10pt"/>
    </style:style>
    <style:style style:name="P23" style:family="paragraph" style:parent-style-name="Standard">
      <style:paragraph-properties fo:margin-left="0cm" fo:margin-right="0cm" fo:text-align="start" style:justify-single-word="false" fo:text-indent="0cm" style:auto-text-indent="false"/>
      <style:text-properties style:font-name="DejaVu Sans" fo:font-size="10pt" officeooo:rsid="0087be21" officeooo:paragraph-rsid="0087be21"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properties style:font-name="DejaVu Sans" fo:font-size="10pt" officeooo:rsid="00888583" officeooo:paragraph-rsid="00888583"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properties style:font-name="DejaVu Sans" fo:font-size="10pt" officeooo:rsid="00888583" officeooo:paragraph-rsid="00e25336"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properties style:font-name="DejaVu Sans" fo:font-size="10pt" officeooo:rsid="006f4edd" officeooo:paragraph-rsid="00888583"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416570" officeooo:paragraph-rsid="0072d306" style:font-size-asian="10pt" style:font-weight-asian="normal" style:font-size-complex="10pt" style:font-weight-complex="normal"/>
    </style:style>
    <style:style style:name="P28"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0979c5" officeooo:paragraph-rsid="00790a1d" style:font-size-asian="10pt" style:font-weight-asian="normal" style:font-size-complex="10pt" style:font-weight-complex="normal"/>
    </style:style>
    <style:style style:name="P29"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7a5a96" officeooo:paragraph-rsid="007a5a96" style:font-size-asian="10pt" style:font-weight-asian="bold" style:font-size-complex="10pt" style:font-weight-complex="bold"/>
    </style:style>
    <style:style style:name="P30" style:family="paragraph" style:parent-style-name="Standard">
      <style:paragraph-properties fo:margin-left="0cm" fo:margin-right="0cm" fo:text-align="start" style:justify-single-word="false" fo:text-indent="0cm" style:auto-text-indent="false"/>
      <style:text-properties style:font-name="DejaVu Sans" fo:font-size="12pt" fo:font-weight="bold" officeooo:rsid="002e31b0" officeooo:paragraph-rsid="002e31b0" style:font-size-asian="12pt" style:font-weight-asian="bold" style:font-size-complex="12pt" style:font-weight-complex="bold"/>
    </style:style>
    <style:style style:name="P31" style:family="paragraph" style:parent-style-name="Standard">
      <style:paragraph-properties fo:margin-left="0cm" fo:margin-right="0cm" fo:text-align="start" style:justify-single-word="false" fo:text-indent="0cm" style:auto-text-indent="false"/>
      <style:text-properties style:font-name="DejaVu Sans" fo:font-size="12pt" officeooo:rsid="000979c5" officeooo:paragraph-rsid="00060961" style:font-size-asian="12pt" style:font-size-complex="12pt"/>
    </style:style>
    <style:style style:name="P32"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33" style:family="paragraph" style:parent-style-name="Standard">
      <style:paragraph-properties fo:margin-left="0cm" fo:margin-right="0cm" fo:text-align="start" style:justify-single-word="false" fo:text-indent="0cm" style:auto-text-indent="false"/>
      <style:text-properties style:font-name="Ubuntu Mono" fo:font-size="10pt" officeooo:rsid="007a5a96" officeooo:paragraph-rsid="007a5a96" style:font-size-asian="10pt" style:font-size-complex="10pt"/>
    </style:style>
    <style:style style:name="P34" style:family="paragraph" style:parent-style-name="Standard">
      <style:paragraph-properties fo:margin-left="0cm" fo:margin-right="0cm" fo:text-indent="0cm" style:auto-text-indent="false"/>
      <style:text-properties style:font-name="Ubuntu Mono" fo:font-size="10pt" officeooo:rsid="000979c5" officeooo:paragraph-rsid="008ea2fb"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properties fo:color="#3c3c3c" style:font-name="Ubuntu Mono" fo:font-size="10pt" officeooo:paragraph-rsid="00888583"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properties style:font-name="Carlito" fo:font-size="12pt" officeooo:rsid="00060961" officeooo:paragraph-rsid="00790a1d" style:font-size-asian="12pt" style:font-size-complex="12pt"/>
    </style:style>
    <style:style style:name="P37" style:family="paragraph" style:parent-style-name="Standard">
      <style:paragraph-properties fo:margin-left="0cm" fo:margin-right="0cm" fo:text-align="start" style:justify-single-word="false" fo:text-indent="0cm" style:auto-text-indent="false"/>
      <style:text-properties style:font-name="Carlito" fo:font-size="12pt" officeooo:rsid="00060961" officeooo:paragraph-rsid="00060961" style:font-size-asian="12pt" style:font-size-complex="12pt"/>
    </style:style>
    <style:style style:name="P38" style:family="paragraph" style:parent-style-name="Standard">
      <style:paragraph-properties fo:margin-left="0cm" fo:margin-right="0cm" fo:text-align="start" style:justify-single-word="false" fo:text-indent="0cm" style:auto-text-indent="false"/>
      <style:text-properties style:font-name="Carlito" fo:font-size="12pt" officeooo:rsid="00754cc4" officeooo:paragraph-rsid="00754cc4" style:font-size-asian="12pt" style:font-size-complex="12pt"/>
    </style:style>
    <style:style style:name="P39" style:family="paragraph" style:parent-style-name="Standard">
      <style:paragraph-properties fo:margin-left="0cm" fo:margin-right="0cm" fo:text-align="start" style:justify-single-word="false" fo:text-indent="0cm" style:auto-text-indent="false"/>
      <style:text-properties style:font-name="Carlito" fo:font-size="12pt" officeooo:rsid="00754cc4" officeooo:paragraph-rsid="00790a1d" style:font-size-asian="12pt" style:font-size-complex="12pt"/>
    </style:style>
    <style:style style:name="P40" style:family="paragraph" style:parent-style-name="Standard">
      <style:paragraph-properties fo:margin-left="0cm" fo:margin-right="0cm" fo:text-align="start" style:justify-single-word="false" fo:text-indent="0cm" style:auto-text-indent="false"/>
      <style:text-properties style:font-name="Carlito" fo:font-size="12pt" officeooo:rsid="00a8a579" officeooo:paragraph-rsid="00790a1d" style:font-size-asian="12pt" style:font-size-complex="12pt"/>
    </style:style>
    <style:style style:name="P41" style:family="paragraph" style:parent-style-name="Standard">
      <style:paragraph-properties fo:margin-left="0cm" fo:margin-right="0cm" fo:text-align="start" style:justify-single-word="false" fo:text-indent="0cm" style:auto-text-indent="false"/>
      <style:text-properties style:font-name="Carlito" fo:font-size="12pt" officeooo:rsid="007ae026" officeooo:paragraph-rsid="007a5a96" style:font-size-asian="12pt" style:font-size-complex="12pt"/>
    </style:style>
    <style:style style:name="P42" style:family="paragraph" style:parent-style-name="Standard">
      <style:paragraph-properties fo:margin-left="0cm" fo:margin-right="0cm" fo:text-align="start" style:justify-single-word="false" fo:text-indent="0cm" style:auto-text-indent="false"/>
      <style:text-properties style:font-name="Carlito" fo:font-size="12pt" officeooo:rsid="000acfaf" officeooo:paragraph-rsid="00809aee" style:font-size-asian="12pt" style:font-size-complex="12pt"/>
    </style:style>
    <style:style style:name="P43" style:family="paragraph" style:parent-style-name="Standard">
      <style:paragraph-properties fo:margin-left="0cm" fo:margin-right="0cm" fo:text-align="start" style:justify-single-word="false" fo:text-indent="0cm" style:auto-text-indent="false"/>
      <style:text-properties style:font-name="Carlito" fo:font-size="12pt" officeooo:rsid="0087be21" officeooo:paragraph-rsid="0087be21" style:font-size-asian="12pt" style:font-size-complex="12pt"/>
    </style:style>
    <style:style style:name="P44" style:family="paragraph" style:parent-style-name="Standard">
      <style:paragraph-properties fo:margin-left="0cm" fo:margin-right="0cm" fo:text-align="start" style:justify-single-word="false" fo:text-indent="0cm" style:auto-text-indent="false"/>
      <style:text-properties style:font-name="Carlito" fo:font-size="12pt" officeooo:rsid="0028c4c5" officeooo:paragraph-rsid="007a5a96" style:font-size-asian="12pt" style:font-size-complex="12pt"/>
    </style:style>
    <style:style style:name="P45" style:family="paragraph" style:parent-style-name="Standard">
      <style:paragraph-properties fo:margin-left="0cm" fo:margin-right="0cm" fo:text-align="start" style:justify-single-word="false" fo:text-indent="0cm" style:auto-text-indent="false"/>
      <style:text-properties style:font-name="Carlito" fo:font-size="12pt" officeooo:rsid="0029b478" officeooo:paragraph-rsid="007a5a96" style:font-size-asian="12pt" style:font-size-complex="12pt"/>
    </style:style>
    <style:style style:name="P46" style:family="paragraph" style:parent-style-name="Standard">
      <style:paragraph-properties fo:margin-left="0cm" fo:margin-right="0cm" fo:text-align="start" style:justify-single-word="false" fo:text-indent="0cm" style:auto-text-indent="false"/>
      <style:text-properties style:font-name="Carlito" fo:font-size="12pt" officeooo:rsid="00b5afcb" officeooo:paragraph-rsid="00b5afcb" style:font-size-asian="12pt" style:font-size-complex="12pt"/>
    </style:style>
    <style:style style:name="P47" style:family="paragraph" style:parent-style-name="Standard">
      <style:paragraph-properties fo:margin-left="0cm" fo:margin-right="0cm" fo:text-align="start" style:justify-single-word="false" fo:text-indent="0cm" style:auto-text-indent="false"/>
      <style:text-properties style:font-name="Carlito" fo:font-size="12pt" officeooo:rsid="0039c30a" officeooo:paragraph-rsid="007b3bb3" style:font-size-asian="12pt" style:font-size-complex="12pt"/>
    </style:style>
    <style:style style:name="P48" style:family="paragraph" style:parent-style-name="Standard">
      <style:paragraph-properties fo:margin-left="0cm" fo:margin-right="0cm" fo:text-align="start" style:justify-single-word="false" fo:text-indent="0cm" style:auto-text-indent="false"/>
      <style:text-properties style:font-name="Carlito" fo:font-size="12pt" officeooo:rsid="0039c30a" officeooo:paragraph-rsid="007a5a96" style:font-size-asian="12pt" style:font-size-complex="12pt"/>
    </style:style>
    <style:style style:name="P49" style:family="paragraph" style:parent-style-name="Standard">
      <style:paragraph-properties fo:margin-left="0cm" fo:margin-right="0cm" fo:text-align="start" style:justify-single-word="false" fo:text-indent="0cm" style:auto-text-indent="false"/>
      <style:text-properties style:font-name="Carlito" fo:font-size="12pt" officeooo:rsid="003c8d4a" officeooo:paragraph-rsid="007a5a96" style:font-size-asian="12pt" style:font-size-complex="12pt"/>
    </style:style>
    <style:style style:name="P50" style:family="paragraph" style:parent-style-name="Standard">
      <style:paragraph-properties fo:margin-left="0cm" fo:margin-right="0cm" fo:text-align="start" style:justify-single-word="false" fo:text-indent="0cm" style:auto-text-indent="false"/>
      <style:text-properties style:font-name="Carlito" fo:font-size="12pt" officeooo:rsid="006f4edd" officeooo:paragraph-rsid="00888583" style:font-size-asian="12pt" style:font-size-complex="12pt"/>
    </style:style>
    <style:style style:name="P51" style:family="paragraph" style:parent-style-name="Standard">
      <style:paragraph-properties fo:margin-left="0cm" fo:margin-right="0cm" fo:text-align="start" style:justify-single-word="false" fo:text-indent="0cm" style:auto-text-indent="false"/>
      <style:text-properties style:font-name="Carlito" fo:font-size="12pt" officeooo:rsid="007a5a96" officeooo:paragraph-rsid="007a5a96" style:font-size-asian="12pt" style:font-size-complex="12pt"/>
    </style:style>
    <style:style style:name="P52" style:family="paragraph" style:parent-style-name="Standard">
      <style:paragraph-properties fo:margin-left="0cm" fo:margin-right="0cm" fo:text-align="start" style:justify-single-word="false" fo:text-indent="0cm" style:auto-text-indent="false"/>
      <style:text-properties style:font-name="Carlito" fo:font-size="12pt" officeooo:rsid="008b25f5" officeooo:paragraph-rsid="008b25f5" style:font-size-asian="12pt" style:font-size-complex="12pt"/>
    </style:style>
    <style:style style:name="P53" style:family="paragraph" style:parent-style-name="Standard">
      <style:paragraph-properties fo:margin-left="0cm" fo:margin-right="0cm" fo:text-align="start" style:justify-single-word="false" fo:text-indent="0cm" style:auto-text-indent="false"/>
      <style:text-properties style:font-name="Carlito" fo:font-size="12pt" officeooo:paragraph-rsid="0086d4e7" style:font-size-asian="12pt" style:font-size-complex="12pt"/>
    </style:style>
    <style:style style:name="P54" style:family="paragraph" style:parent-style-name="Standard">
      <style:paragraph-properties fo:margin-left="0cm" fo:margin-right="0cm" fo:text-align="start" style:justify-single-word="false" fo:text-indent="0cm" style:auto-text-indent="false"/>
      <style:text-properties style:font-name="Carlito" fo:font-size="12pt" officeooo:rsid="008f8ba8" officeooo:paragraph-rsid="008f8ba8" style:font-size-asian="12pt" style:font-size-complex="12pt"/>
    </style:style>
    <style:style style:name="P55" style:family="paragraph" style:parent-style-name="Standard">
      <style:paragraph-properties fo:margin-left="0cm" fo:margin-right="0cm" fo:text-align="start" style:justify-single-word="false" fo:text-indent="0cm" style:auto-text-indent="false"/>
      <style:text-properties style:font-name="Carlito" fo:font-size="12pt" officeooo:rsid="00888583" officeooo:paragraph-rsid="00888583" style:font-size-asian="12pt" style:font-size-complex="12pt"/>
    </style:style>
    <style:style style:name="P56" style:family="paragraph" style:parent-style-name="Standard">
      <style:paragraph-properties fo:margin-left="0cm" fo:margin-right="0cm" fo:text-align="start" style:justify-single-word="false" fo:text-indent="0cm" style:auto-text-indent="false"/>
      <style:text-properties style:font-name="Carlito" fo:font-size="12pt" fo:font-weight="normal" officeooo:rsid="00754cc4" officeooo:paragraph-rsid="007ae026" style:font-size-asian="12pt" style:font-weight-asian="normal" style:font-size-complex="12pt"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Carlito" fo:font-size="12pt" fo:font-weight="normal" officeooo:rsid="000f8734" officeooo:paragraph-rsid="00809aee" style:font-size-asian="12pt" style:font-weight-asian="normal" style:font-size-complex="12pt" style:font-weight-complex="normal"/>
    </style:style>
    <style:style style:name="P58" style:family="paragraph" style:parent-style-name="Standard">
      <style:paragraph-properties fo:margin-left="0cm" fo:margin-right="0cm" fo:text-align="start" style:justify-single-word="false" fo:text-indent="0cm" style:auto-text-indent="false"/>
      <style:text-properties style:font-name="Carlito" fo:font-size="12pt" fo:font-weight="normal" officeooo:rsid="00749668" officeooo:paragraph-rsid="00888583" style:font-size-asian="12pt" style:font-weight-asian="normal" style:font-size-complex="12pt" style:font-weight-complex="normal"/>
    </style:style>
    <style:style style:name="P59" style:family="paragraph" style:parent-style-name="Standard">
      <style:paragraph-properties fo:margin-left="0cm" fo:margin-right="0cm" fo:text-align="start" style:justify-single-word="false" fo:text-indent="0cm" style:auto-text-indent="false"/>
      <style:text-properties style:font-name="Noto Sans CJK JP Bold" fo:font-size="12pt" fo:font-weight="normal" officeooo:rsid="00790a1d" officeooo:paragraph-rsid="00790a1d" style:font-size-asian="12pt" style:font-weight-asian="normal" style:font-size-complex="12pt"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Noto Sans CJK JP Bold" fo:font-size="12pt" fo:font-weight="bold" officeooo:rsid="00111436" officeooo:paragraph-rsid="00208e90" style:font-size-asian="12pt" style:font-weight-asian="bold" style:font-size-complex="12pt" style:font-weight-complex="bold"/>
    </style:style>
    <style:style style:name="P61" style:family="paragraph" style:parent-style-name="Standard">
      <style:paragraph-properties fo:margin-left="0cm" fo:margin-right="0cm" fo:text-align="start" style:justify-single-word="false" fo:text-indent="0cm" style:auto-text-indent="false"/>
      <style:text-properties style:font-name="Noto Sans CJK JP Bold" fo:font-size="12pt" fo:font-weight="bold" officeooo:rsid="00809aee" officeooo:paragraph-rsid="00809aee" style:font-size-asian="12pt" style:font-weight-asian="bold" style:font-size-complex="12pt" style:font-weight-complex="bold"/>
    </style:style>
    <style:style style:name="P62" style:family="paragraph" style:parent-style-name="Standard">
      <style:paragraph-properties fo:margin-left="0cm" fo:margin-right="0cm" fo:text-align="start" style:justify-single-word="false" fo:text-indent="0cm" style:auto-text-indent="false" fo:break-before="page"/>
      <style:text-properties style:font-name="Noto Sans CJK JP Bold" fo:font-size="12pt" fo:font-weight="bold" officeooo:rsid="0072d306" officeooo:paragraph-rsid="0072d306" style:font-size-asian="12pt" style:font-weight-asian="bold" style:font-size-complex="12pt" style:font-weight-complex="bold"/>
    </style:style>
    <style:style style:name="P63" style:family="paragraph" style:parent-style-name="Standard">
      <style:paragraph-properties fo:margin-left="0cm" fo:margin-right="0cm" fo:text-align="start" style:justify-single-word="false" fo:text-indent="0cm" style:auto-text-indent="false" fo:break-before="page"/>
      <style:text-properties style:font-name="Noto Sans CJK JP Bold" fo:font-size="12pt" fo:font-weight="normal" officeooo:rsid="007a5a96" officeooo:paragraph-rsid="007a5a96" style:font-size-asian="12pt" style:font-weight-asian="normal" style:font-size-complex="12pt" style:font-weight-complex="normal"/>
    </style:style>
    <style:style style:name="P64" style:family="paragraph" style:parent-style-name="Standard">
      <style:paragraph-properties fo:margin-left="0cm" fo:margin-right="0cm" fo:text-align="start" style:justify-single-word="false" fo:text-indent="0cm" style:auto-text-indent="false" fo:break-before="page"/>
      <style:text-properties style:font-name="Carlito" fo:font-size="12pt" officeooo:rsid="00888583" officeooo:paragraph-rsid="00e25336" style:font-size-asian="12pt" style:font-size-complex="12pt"/>
    </style:style>
    <style:style style:name="P65" style:family="paragraph" style:parent-style-name="Standard">
      <style:paragraph-properties fo:margin-left="1.27cm" fo:margin-right="0cm" fo:text-indent="0cm" style:auto-text-indent="false"/>
      <style:text-properties fo:font-size="8pt" officeooo:rsid="000158a4" officeooo:paragraph-rsid="000158a4" style:font-size-asian="8pt" style:font-size-complex="8pt"/>
    </style:style>
    <style:style style:name="P66" style:family="paragraph" style:parent-style-name="Standard">
      <style:paragraph-properties fo:margin-left="1.27cm" fo:margin-right="0cm" fo:text-align="start" style:justify-single-word="false" fo:text-indent="0cm" style:auto-text-indent="false"/>
      <style:text-properties fo:font-size="8pt" style:font-size-asian="8pt" style:font-size-complex="8pt"/>
    </style:style>
    <style:style style:name="P67" style:family="paragraph" style:parent-style-name="Standard">
      <style:paragraph-properties fo:margin-left="1.27cm" fo:margin-right="0cm" fo:text-align="start" style:justify-single-word="false" fo:text-indent="0cm" style:auto-text-indent="false"/>
      <style:text-properties style:font-name="Monospace" fo:font-size="8pt" style:font-size-asian="8pt" style:font-size-complex="8pt"/>
    </style:style>
    <style:style style:name="P68" style:family="paragraph" style:parent-style-name="Standard">
      <style:paragraph-properties fo:margin-left="1.27cm" fo:margin-right="0cm" fo:text-align="start" style:justify-single-word="false" fo:text-indent="0cm" style:auto-text-indent="false"/>
      <style:text-properties fo:color="#000000" style:font-name="Monospace" fo:font-size="8pt" style:font-size-asian="8pt" style:font-size-complex="8pt"/>
    </style:style>
    <style:style style:name="P69" style:family="paragraph" style:parent-style-name="Standard">
      <style:paragraph-properties fo:margin-left="1.27cm" fo:margin-right="0cm" fo:text-align="start" style:justify-single-word="false" fo:text-indent="0cm" style:auto-text-indent="false"/>
      <style:text-properties fo:color="#000000" style:font-name="Ubuntu Mono" fo:font-size="8pt" style:font-size-asian="8pt" style:font-size-complex="8pt"/>
    </style:style>
    <style:style style:name="P70" style:family="paragraph" style:parent-style-name="Standard">
      <style:paragraph-properties fo:margin-left="1.27cm" fo:margin-right="0cm" fo:text-align="start" style:justify-single-word="false" fo:text-indent="0cm" style:auto-text-indent="false"/>
      <style:text-properties fo:color="#000000" style:font-name="Ubuntu Mono" fo:font-size="8pt" officeooo:paragraph-rsid="00bf5e5e" style:font-size-asian="8pt" style:font-size-complex="8pt"/>
    </style:style>
    <style:style style:name="P71" style:family="paragraph" style:parent-style-name="Standard">
      <style:paragraph-properties fo:margin-left="1.27cm" fo:margin-right="0cm" fo:text-align="start" style:justify-single-word="false" fo:text-indent="0cm" style:auto-text-indent="false"/>
      <style:text-properties fo:color="#000000" style:font-name="Ubuntu Mono" fo:font-size="8pt" officeooo:paragraph-rsid="00c2c53a" style:font-size-asian="8pt" style:font-size-complex="8pt"/>
    </style:style>
    <style:style style:name="P72" style:family="paragraph" style:parent-style-name="Standard">
      <style:paragraph-properties fo:margin-left="1.27cm" fo:margin-right="0cm" fo:text-align="start" style:justify-single-word="false" fo:text-indent="0cm" style:auto-text-indent="false"/>
      <style:text-properties fo:color="#000000" style:font-name="Ubuntu Mono" fo:font-size="8pt" officeooo:paragraph-rsid="00e9f08f" fo:background-color="#ffffa6" style:font-size-asian="8pt" style:font-size-complex="8pt"/>
    </style:style>
    <style:style style:name="P73" style:family="paragraph" style:parent-style-name="Standard">
      <style:paragraph-properties fo:margin-left="1.27cm" fo:margin-right="0cm" fo:text-align="start" style:justify-single-word="false" fo:text-indent="0cm" style:auto-text-indent="false"/>
      <style:text-properties fo:color="#000000" style:font-name="Ubuntu Mono" fo:font-size="8pt" officeooo:paragraph-rsid="00eb01e4" fo:background-color="#ffffa6" style:font-size-asian="8pt" style:font-size-complex="8pt"/>
    </style:style>
    <style:style style:name="P74"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rsid="0029b478" officeooo:paragraph-rsid="007a5a96" style:font-size-asian="10pt" style:font-size-complex="10pt"/>
    </style:style>
    <style:style style:name="P75"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paragraph-rsid="007a5a96" style:font-size-asian="10pt" style:font-size-complex="10pt"/>
    </style:style>
    <style:style style:name="P76"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paragraph-rsid="0090ffdd" style:font-size-asian="10pt" style:font-size-complex="10pt"/>
    </style:style>
    <style:style style:name="P77"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rsid="006f4edd" officeooo:paragraph-rsid="00888583" style:font-size-asian="10pt" style:font-size-complex="10pt"/>
    </style:style>
    <style:style style:name="P78" style:family="paragraph" style:parent-style-name="Standard">
      <style:paragraph-properties fo:margin-left="1.27cm" fo:margin-right="0cm" fo:text-indent="0cm" style:auto-text-indent="false"/>
      <style:text-properties fo:color="#3c3c3c" style:font-name="Ubuntu Mono" fo:font-size="10pt" officeooo:rsid="008ea2fb" officeooo:paragraph-rsid="008ea2fb" style:font-size-asian="10pt" style:font-size-complex="10pt"/>
    </style:style>
    <style:style style:name="P79"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rsid="00e25336" officeooo:paragraph-rsid="00e25336" style:font-size-asian="10pt" style:font-size-complex="10pt"/>
    </style:style>
    <style:style style:name="P80" style:family="paragraph" style:parent-style-name="Standard">
      <style:paragraph-properties fo:margin-left="1.27cm" fo:margin-right="0cm" fo:text-align="start" style:justify-single-word="false" fo:text-indent="0cm" style:auto-text-indent="false"/>
      <style:text-properties fo:color="#3c3c3c" style:font-name="Ubuntu Mono" fo:font-size="10pt" style:font-size-asian="10pt"/>
    </style:style>
    <style:style style:name="P81" style:family="paragraph" style:parent-style-name="Standard">
      <style:paragraph-properties fo:margin-left="1.27cm" fo:margin-right="0cm" fo:text-indent="0cm" style:auto-text-indent="false"/>
      <style:text-properties style:font-name="Ubuntu Mono" fo:font-size="10pt" officeooo:rsid="006f4edd" officeooo:paragraph-rsid="008ea2fb" style:font-size-asian="10pt" style:font-size-complex="10pt"/>
    </style:style>
    <style:style style:name="P82" style:family="paragraph" style:parent-style-name="Standard">
      <style:paragraph-properties fo:margin-left="1.27cm" fo:margin-right="0cm" fo:text-align="start" style:justify-single-word="false" fo:text-indent="0cm" style:auto-text-indent="false"/>
      <style:text-properties style:font-name="Ubuntu Mono" fo:font-size="10pt" officeooo:rsid="0087be21" officeooo:paragraph-rsid="0087be21" style:font-size-asian="10pt" style:font-size-complex="10pt"/>
    </style:style>
    <style:style style:name="P83" style:family="paragraph" style:parent-style-name="Standard">
      <style:paragraph-properties fo:margin-left="1.27cm" fo:margin-right="0cm" fo:text-align="start" style:justify-single-word="false" fo:text-indent="0cm" style:auto-text-indent="false"/>
      <style:text-properties style:font-name="Ubuntu Mono" fo:font-size="8pt" officeooo:rsid="00857895" officeooo:paragraph-rsid="00857895" style:font-size-asian="8pt" style:font-size-complex="8pt"/>
    </style:style>
    <style:style style:name="P84" style:family="paragraph" style:parent-style-name="Standard">
      <style:paragraph-properties fo:margin-left="1.27cm" fo:margin-right="0cm" fo:text-align="start" style:justify-single-word="false" fo:text-indent="0cm" style:auto-text-indent="false"/>
      <style:text-properties style:font-name="Ubuntu Mono" fo:font-size="8pt" style:font-size-asian="8pt" style:font-size-complex="8pt"/>
    </style:style>
    <style:style style:name="P85" style:family="paragraph" style:parent-style-name="Standard">
      <style:paragraph-properties fo:margin-left="1.27cm" fo:margin-right="0cm" fo:text-align="start" style:justify-single-word="false" fo:text-indent="0cm" style:auto-text-indent="false"/>
      <style:text-properties style:font-name="Ubuntu Mono" fo:font-size="8pt" officeooo:paragraph-rsid="00bf5e5e" style:font-size-asian="8pt" style:font-size-complex="8pt"/>
    </style:style>
    <style:style style:name="P86" style:family="paragraph" style:parent-style-name="Standard">
      <style:paragraph-properties fo:margin-left="1.27cm" fo:margin-right="0cm" fo:text-align="start" style:justify-single-word="false" fo:text-indent="0cm" style:auto-text-indent="false"/>
      <style:text-properties style:font-name="Ubuntu Mono" fo:font-size="8pt" officeooo:paragraph-rsid="00e9f08f" fo:background-color="#ffffa6" style:font-size-asian="8pt" style:font-size-complex="8pt"/>
    </style:style>
    <style:style style:name="P87" style:family="paragraph" style:parent-style-name="Standard">
      <style:paragraph-properties fo:margin-left="1.27cm" fo:margin-right="0cm" fo:text-align="start" style:justify-single-word="false" fo:text-indent="0cm" style:auto-text-indent="false"/>
      <style:text-properties style:font-name="Ubuntu Mono"/>
    </style:style>
    <style:style style:name="P88" style:family="paragraph" style:parent-style-name="Standard">
      <style:paragraph-properties fo:margin-left="1.27cm" fo:margin-right="0cm" fo:text-align="start" style:justify-single-word="false" fo:text-indent="0cm" style:auto-text-indent="false"/>
      <style:text-properties style:font-name="Ubuntu Mono" officeooo:paragraph-rsid="00bf5e5e"/>
    </style:style>
    <style:style style:name="P89" style:family="paragraph" style:parent-style-name="Standard">
      <style:paragraph-properties fo:margin-left="1.27cm" fo:margin-right="0cm" fo:text-align="start" style:justify-single-word="false" fo:text-indent="0cm" style:auto-text-indent="false"/>
      <style:text-properties style:font-name="Ubuntu Mono" officeooo:paragraph-rsid="00e7a2a3" fo:background-color="#ffffa6"/>
    </style:style>
    <style:style style:name="P90"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a5a96" officeooo:paragraph-rsid="007a5a96" style:font-size-asian="10pt" style:font-size-complex="10pt"/>
    </style:style>
    <style:style style:name="P91"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754cc4" style:font-size-asian="10pt" style:font-size-complex="10pt"/>
    </style:style>
    <style:style style:name="P92"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bef528" style:font-size-asian="10pt" style:font-size-complex="10pt"/>
    </style:style>
    <style:style style:name="P93"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bf3a90" style:font-size-asian="10pt" style:font-size-complex="10pt"/>
    </style:style>
    <style:style style:name="P94"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bef528" officeooo:paragraph-rsid="00c0c430" style:font-size-asian="10pt" style:font-size-complex="10pt"/>
    </style:style>
    <style:style style:name="P95" style:family="paragraph" style:parent-style-name="Standard">
      <style:paragraph-properties fo:break-before="page"/>
      <style:text-properties style:font-name="Noto Sans CJK JP Bold" fo:font-size="12pt" fo:font-weight="bold" officeooo:rsid="000158a4" officeooo:paragraph-rsid="00060961" style:font-size-asian="12pt" style:font-weight-asian="bold" style:font-size-complex="12pt" style:font-weight-complex="bold"/>
    </style:style>
    <style:style style:name="P96" style:family="paragraph" style:parent-style-name="Standard">
      <style:paragraph-properties fo:break-before="page"/>
      <style:text-properties style:font-name="Noto Sans CJK JP Bold" fo:font-size="12pt" fo:font-weight="bold" officeooo:rsid="000979c5" officeooo:paragraph-rsid="000979c5" style:font-size-asian="12pt" style:font-weight-asian="bold" style:font-size-complex="12pt" style:font-weight-complex="bold"/>
    </style:style>
    <style:style style:name="P97" style:family="paragraph" style:parent-style-name="Standard" style:list-style-name="L2">
      <style:paragraph-properties fo:text-align="start" style:justify-single-word="false"/>
      <style:text-properties style:font-name="Carlito" fo:font-size="12pt" fo:font-weight="normal" officeooo:rsid="00749668" officeooo:paragraph-rsid="00888583" style:font-size-asian="12pt" style:font-weight-asian="normal" style:font-size-complex="12pt" style:font-weight-complex="normal"/>
    </style:style>
    <style:style style:name="P98" style:family="paragraph" style:parent-style-name="Standard" style:list-style-name="L2">
      <style:paragraph-properties fo:text-align="start" style:justify-single-word="false"/>
      <style:text-properties style:font-name="Carlito" fo:font-size="12pt" officeooo:rsid="00749668" officeooo:paragraph-rsid="00888583" style:font-size-asian="12pt" style:font-size-complex="12pt"/>
    </style:style>
    <style:style style:name="P99" style:family="paragraph" style:parent-style-name="Standard" style:list-style-name="L3">
      <style:text-properties style:font-name="DejaVu Sans" fo:font-size="10pt" fo:font-weight="normal" officeooo:rsid="004258f8" officeooo:paragraph-rsid="0072d306" style:font-size-asian="10pt" style:font-weight-asian="normal" style:font-size-complex="10pt" style:font-weight-complex="normal"/>
    </style:style>
    <style:style style:name="P100" style:family="paragraph" style:parent-style-name="Standard" style:list-style-name="L3">
      <style:text-properties style:font-name="DejaVu Sans" fo:font-size="10pt" fo:font-weight="normal" officeooo:rsid="004258f8" officeooo:paragraph-rsid="00a7ee65" style:font-size-asian="10pt" style:font-weight-asian="normal" style:font-size-complex="10pt" style:font-weight-complex="normal"/>
    </style:style>
    <style:style style:name="P101" style:family="paragraph" style:parent-style-name="Standard" style:list-style-name="L1" style:master-page-name="">
      <loext:graphic-properties draw:fill="none"/>
      <style:paragraph-properties fo:margin-left="1.199cm" fo:margin-right="0cm" fo:text-align="start" style:justify-single-word="false" fo:text-indent="-0.9cm" style:auto-text-indent="false" style:page-number="auto" fo:background-color="transparent">
        <style:tab-stops>
          <style:tab-stop style:position="0.691cm"/>
        </style:tab-stops>
      </style:paragraph-properties>
      <style:text-properties style:font-name="Carlito" fo:font-size="12pt" officeooo:rsid="0039c30a" officeooo:paragraph-rsid="007a5a96" style:font-size-asian="12pt" style:font-size-complex="12pt"/>
    </style:style>
    <style:style style:name="P102" style:family="paragraph" style:parent-style-name="Standard" style:list-style-name="L1">
      <loext:graphic-properties draw:fill="none"/>
      <style:paragraph-properties fo:margin-left="1.199cm" fo:margin-right="0cm" fo:text-align="start" style:justify-single-word="false" fo:text-indent="-0.9cm" style:auto-text-indent="false" fo:background-color="transparent">
        <style:tab-stops>
          <style:tab-stop style:position="0.691cm"/>
        </style:tab-stops>
      </style:paragraph-properties>
      <style:text-properties style:font-name="Carlito" fo:font-size="12pt" officeooo:rsid="0039c30a" officeooo:paragraph-rsid="007a5a96" style:font-size-asian="12pt" style:font-size-complex="12pt"/>
    </style:style>
    <style:style style:name="P103" style:family="paragraph" style:parent-style-name="Standard" style:list-style-name="L1">
      <loext:graphic-properties draw:fill="none"/>
      <style:paragraph-properties fo:margin-left="1.199cm" fo:margin-right="0cm" fo:text-align="start" style:justify-single-word="false" fo:text-indent="-0.9cm" style:auto-text-indent="false" fo:background-color="transparent">
        <style:tab-stops>
          <style:tab-stop style:position="0.691cm"/>
        </style:tab-stops>
      </style:paragraph-properties>
      <style:text-properties style:font-name="Carlito" fo:font-size="12pt" officeooo:rsid="0039c30a" officeooo:paragraph-rsid="00a9ba02" style:font-size-asian="12pt" style:font-size-complex="12pt"/>
    </style:style>
    <style:style style:name="T1" style:family="text">
      <style:text-properties fo:color="#3c3c3c"/>
    </style:style>
    <style:style style:name="T2" style:family="text">
      <style:text-properties fo:color="#3c3c3c" style:font-name="Monospace"/>
    </style:style>
    <style:style style:name="T3" style:family="text">
      <style:text-properties fo:color="#3c3c3c" fo:font-size="10pt" style:font-size-asian="10pt"/>
    </style:style>
    <style:style style:name="T4" style:family="text">
      <style:text-properties fo:color="#3c3c3c" officeooo:rsid="008ea2fb"/>
    </style:style>
    <style:style style:name="T5" style:family="text">
      <style:text-properties fo:color="#7f0055" style:font-name="Monospace" fo:font-weight="bold" style:font-weight-asian="bold"/>
    </style:style>
    <style:style style:name="T6" style:family="text">
      <style:text-properties fo:color="#7f0055" fo:font-weight="bold" style:font-weight-asian="bold"/>
    </style:style>
    <style:style style:name="T7" style:family="text">
      <style:text-properties fo:color="#000000"/>
    </style:style>
    <style:style style:name="T8" style:family="text">
      <style:text-properties fo:color="#000000" style:font-name="Monospace"/>
    </style:style>
    <style:style style:name="T9" style:family="text">
      <style:text-properties fo:color="#000000" officeooo:rsid="00857895"/>
    </style:style>
    <style:style style:name="T10" style:family="text">
      <style:text-properties fo:color="#000000" officeooo:rsid="00862f49"/>
    </style:style>
    <style:style style:name="T11" style:family="text">
      <style:text-properties fo:color="#000000" fo:font-weight="bold" officeooo:rsid="00bf5e5e" style:font-weight-asian="bold"/>
    </style:style>
    <style:style style:name="T12" style:family="text">
      <style:text-properties fo:color="#000000" officeooo:rsid="00bf5e5e"/>
    </style:style>
    <style:style style:name="T13" style:family="text">
      <style:text-properties fo:color="#000000" officeooo:rsid="00dfd515"/>
    </style:style>
    <style:style style:name="T14" style:family="text">
      <style:text-properties fo:color="#000000" officeooo:rsid="00e03e11"/>
    </style:style>
    <style:style style:name="T15" style:family="text">
      <style:text-properties fo:color="#4000c8" style:font-name="Monospace" fo:font-weight="bold" style:font-weight-asian="bold"/>
    </style:style>
    <style:style style:name="T16" style:family="text">
      <style:text-properties fo:color="#0000ff"/>
    </style:style>
    <style:style style:name="T17" style:family="text">
      <style:text-properties fo:color="#0000ff" style:font-name="Monospace"/>
    </style:style>
    <style:style style:name="T18" style:family="text">
      <style:text-properties officeooo:rsid="00060961"/>
    </style:style>
    <style:style style:name="T19" style:family="text">
      <style:text-properties officeooo:rsid="000f8734"/>
    </style:style>
    <style:style style:name="T20" style:family="text">
      <style:text-properties fo:font-weight="normal" style:font-weight-asian="normal" style:font-weight-complex="normal"/>
    </style:style>
    <style:style style:name="T21" style:family="text">
      <style:text-properties fo:font-weight="normal" officeooo:rsid="000f8734" style:font-weight-asian="normal" style:font-weight-complex="normal"/>
    </style:style>
    <style:style style:name="T22" style:family="text">
      <style:text-properties fo:font-weight="normal" officeooo:rsid="0039c30a" fo:background-color="#ffffd7" loext:char-shading-value="0" style:font-weight-asian="normal" style:font-weight-complex="normal"/>
    </style:style>
    <style:style style:name="T23" style:family="text">
      <style:text-properties fo:color="#008080"/>
    </style:style>
    <style:style style:name="T24" style:family="text">
      <style:text-properties fo:color="#008080" fo:font-size="10pt" style:font-size-asian="10pt"/>
    </style:style>
    <style:style style:name="T25" style:family="text">
      <style:text-properties fo:color="#3f7f7f"/>
    </style:style>
    <style:style style:name="T26" style:family="text">
      <style:text-properties fo:color="#3f7f7f" fo:font-size="10pt" style:font-size-asian="10pt"/>
    </style:style>
    <style:style style:name="T27" style:family="text">
      <style:text-properties style:text-underline-style="none" officeooo:rsid="003a3383"/>
    </style:style>
    <style:style style:name="T28" style:family="text">
      <style:text-properties fo:color="#7f007f"/>
    </style:style>
    <style:style style:name="T29" style:family="text">
      <style:text-properties fo:color="#7f007f" fo:font-size="10pt" style:font-size-asian="10pt"/>
    </style:style>
    <style:style style:name="T30" style:family="text">
      <style:text-properties fo:color="#2a00ff"/>
    </style:style>
    <style:style style:name="T31" style:family="text">
      <style:text-properties fo:color="#2a00ff" fo:font-size="10pt" fo:font-style="italic" style:font-size-asian="10pt" style:font-style-asian="italic"/>
    </style:style>
    <style:style style:name="T32" style:family="text">
      <style:text-properties fo:color="#2a00ff" fo:font-size="10pt" fo:font-style="italic" officeooo:rsid="00e71f31" style:font-size-asian="10pt" style:font-style-asian="italic"/>
    </style:style>
    <style:style style:name="T33" style:family="text">
      <style:text-properties fo:color="#2a00ff" fo:font-style="italic" style:font-style-asian="italic"/>
    </style:style>
    <style:style style:name="T34" style:family="text">
      <style:text-properties fo:color="#2a00ff" officeooo:rsid="00dfd515"/>
    </style:style>
    <style:style style:name="T35" style:family="text">
      <style:text-properties fo:color="#808080" fo:font-size="10pt" style:font-size-asian="10pt"/>
    </style:style>
    <style:style style:name="T36" style:family="text">
      <style:text-properties fo:color="#3f7f5f"/>
    </style:style>
    <style:style style:name="T37" style:family="text">
      <style:text-properties fo:color="#3f7f5f" fo:font-size="10pt" style:font-size-asian="10pt"/>
    </style:style>
    <style:style style:name="T38" style:family="text">
      <style:text-properties fo:color="#ff0000"/>
    </style:style>
    <style:style style:name="T39" style:family="text">
      <style:text-properties officeooo:rsid="00208e90"/>
    </style:style>
    <style:style style:name="T4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0979c5"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82599e" style:font-style-asian="italic" style:font-weight-asian="normal" style:font-style-complex="italic" style:font-weight-complex="normal"/>
    </style:style>
    <style:style style:name="T43" style:family="text">
      <style:text-properties style:text-underline-style="solid" style:text-underline-width="auto" style:text-underline-color="font-color" officeooo:rsid="003a3383"/>
    </style:style>
    <style:style style:name="T44" style:family="text">
      <style:text-properties officeooo:rsid="00341c55"/>
    </style:style>
    <style:style style:name="T45" style:family="text">
      <style:text-properties officeooo:rsid="003a3383"/>
    </style:style>
    <style:style style:name="T46" style:family="text">
      <style:text-properties officeooo:rsid="004258f8"/>
    </style:style>
    <style:style style:name="T47" style:family="text">
      <style:text-properties officeooo:rsid="00446f05"/>
    </style:style>
    <style:style style:name="T48" style:family="text">
      <style:text-properties officeooo:rsid="00454354"/>
    </style:style>
    <style:style style:name="T49" style:family="text">
      <style:text-properties fo:font-weight="bold" style:font-weight-asian="bold" style:font-weight-complex="bold"/>
    </style:style>
    <style:style style:name="T50" style:family="text">
      <style:text-properties fo:font-weight="bold" officeooo:rsid="00454354" style:font-weight-asian="bold" style:font-weight-complex="bold"/>
    </style:style>
    <style:style style:name="T51" style:family="text">
      <style:text-properties fo:font-weight="bold" officeooo:rsid="003a3383" style:font-weight-asian="bold" style:font-weight-complex="bold"/>
    </style:style>
    <style:style style:name="T52" style:family="text">
      <style:text-properties fo:font-weight="bold" officeooo:rsid="007b5238" style:font-weight-asian="bold" style:font-weight-complex="bold"/>
    </style:style>
    <style:style style:name="T53" style:family="text">
      <style:text-properties fo:font-weight="bold" officeooo:rsid="00abb633" style:font-weight-asian="bold" style:font-weight-complex="bold"/>
    </style:style>
    <style:style style:name="T54" style:family="text">
      <style:text-properties fo:font-weight="bold" officeooo:rsid="00d3e3a4" style:font-weight-asian="bold" style:font-weight-complex="bold"/>
    </style:style>
    <style:style style:name="T55" style:family="text">
      <style:text-properties officeooo:rsid="00461aeb"/>
    </style:style>
    <style:style style:name="T56" style:family="text">
      <style:text-properties officeooo:rsid="00476b30"/>
    </style:style>
    <style:style style:name="T57" style:family="text">
      <style:text-properties officeooo:rsid="0051aaf3"/>
    </style:style>
    <style:style style:name="T58" style:family="text">
      <style:text-properties officeooo:rsid="0052ff52"/>
    </style:style>
    <style:style style:name="T59" style:family="text">
      <style:text-properties officeooo:rsid="0053aa50"/>
    </style:style>
    <style:style style:name="T60" style:family="text">
      <style:text-properties officeooo:rsid="005721a2"/>
    </style:style>
    <style:style style:name="T61" style:family="text">
      <style:text-properties officeooo:rsid="00572ae2"/>
    </style:style>
    <style:style style:name="T62" style:family="text">
      <style:text-properties officeooo:rsid="00590348"/>
    </style:style>
    <style:style style:name="T63" style:family="text">
      <style:text-properties officeooo:rsid="005aa139"/>
    </style:style>
    <style:style style:name="T64" style:family="text">
      <style:text-properties officeooo:rsid="005dcbb0"/>
    </style:style>
    <style:style style:name="T65" style:family="text">
      <style:text-properties fo:font-size="10pt" style:font-size-asian="10pt"/>
    </style:style>
    <style:style style:name="T66" style:family="text">
      <style:text-properties officeooo:rsid="00754cc4"/>
    </style:style>
    <style:style style:name="T67" style:family="text">
      <style:text-properties officeooo:rsid="007a5a96"/>
    </style:style>
    <style:style style:name="T68" style:family="text">
      <style:text-properties officeooo:rsid="007ae026"/>
    </style:style>
    <style:style style:name="T69" style:family="text">
      <style:text-properties officeooo:rsid="007b3bb3"/>
    </style:style>
    <style:style style:name="T70" style:family="text">
      <style:text-properties officeooo:rsid="007d97d6"/>
    </style:style>
    <style:style style:name="T71" style:family="text">
      <style:text-properties fo:color="#646464"/>
    </style:style>
    <style:style style:name="T72" style:family="text">
      <style:text-properties fo:color="#646464" fo:font-size="10pt" officeooo:rsid="00bef528" style:font-size-asian="10pt" style:font-size-complex="10pt"/>
    </style:style>
    <style:style style:name="T73" style:family="text">
      <style:text-properties fo:color="#0000c0"/>
    </style:style>
    <style:style style:name="T74" style:family="text">
      <style:text-properties fo:color="#0000c0" fo:font-style="italic" fo:font-weight="bold" style:font-style-asian="italic" style:font-weight-asian="bold"/>
    </style:style>
    <style:style style:name="T75" style:family="text">
      <style:text-properties fo:color="#6a3e3e"/>
    </style:style>
    <style:style style:name="T76" style:family="text">
      <style:text-properties officeooo:rsid="0086d4e7"/>
    </style:style>
    <style:style style:name="T77" style:family="text">
      <style:text-properties officeooo:rsid="0087be21"/>
    </style:style>
    <style:style style:name="T78" style:family="text">
      <style:text-properties officeooo:rsid="008d9352"/>
    </style:style>
    <style:style style:name="T79" style:family="text">
      <style:text-properties officeooo:rsid="008dab6e"/>
    </style:style>
    <style:style style:name="T80" style:family="text">
      <style:text-properties officeooo:rsid="008e836e"/>
    </style:style>
    <style:style style:name="T81" style:family="text">
      <style:text-properties officeooo:rsid="008ea2fb"/>
    </style:style>
    <style:style style:name="T82" style:family="text">
      <style:text-properties officeooo:rsid="0090ffdd"/>
    </style:style>
    <style:style style:name="T83" style:family="text">
      <style:text-properties officeooo:rsid="00912815"/>
    </style:style>
    <style:style style:name="T84" style:family="text">
      <style:text-properties officeooo:rsid="009ad2da"/>
    </style:style>
    <style:style style:name="T85" style:family="text">
      <style:text-properties officeooo:rsid="009b9cf2"/>
    </style:style>
    <style:style style:name="T86" style:family="text">
      <style:text-properties officeooo:rsid="009d3540"/>
    </style:style>
    <style:style style:name="T87" style:family="text">
      <style:text-properties officeooo:rsid="009f234d"/>
    </style:style>
    <style:style style:name="T88" style:family="text">
      <style:text-properties officeooo:rsid="009f2c9c"/>
    </style:style>
    <style:style style:name="T89" style:family="text">
      <style:text-properties officeooo:rsid="009f4a14"/>
    </style:style>
    <style:style style:name="T90" style:family="text">
      <style:text-properties officeooo:rsid="00a27fb1"/>
    </style:style>
    <style:style style:name="T91" style:family="text">
      <style:text-properties fo:font-style="normal" style:font-style-asian="normal" style:font-style-complex="normal"/>
    </style:style>
    <style:style style:name="T92" style:family="text">
      <style:text-properties fo:font-style="normal" officeooo:rsid="00a33a93" style:font-style-asian="normal" style:font-style-complex="normal"/>
    </style:style>
    <style:style style:name="T93" style:family="text">
      <style:text-properties officeooo:rsid="00a42ce9"/>
    </style:style>
    <style:style style:name="T94" style:family="text">
      <style:text-properties officeooo:rsid="00a673f3"/>
    </style:style>
    <style:style style:name="T95" style:family="text">
      <style:text-properties officeooo:rsid="00a68248"/>
    </style:style>
    <style:style style:name="T96" style:family="text">
      <style:text-properties officeooo:rsid="00a6be73"/>
    </style:style>
    <style:style style:name="T97" style:family="text">
      <style:text-properties officeooo:rsid="00a6eadd"/>
    </style:style>
    <style:style style:name="T98" style:family="text">
      <style:text-properties officeooo:rsid="00a7ee65"/>
    </style:style>
    <style:style style:name="T99" style:family="text">
      <style:text-properties officeooo:rsid="00a823e1"/>
    </style:style>
    <style:style style:name="T100" style:family="text">
      <style:text-properties officeooo:rsid="00a8a579"/>
    </style:style>
    <style:style style:name="T101" style:family="text">
      <style:text-properties officeooo:rsid="00a9ba02"/>
    </style:style>
    <style:style style:name="T102" style:family="text">
      <style:text-properties officeooo:rsid="00af77fb"/>
    </style:style>
    <style:style style:name="T103" style:family="text">
      <style:text-properties officeooo:rsid="00b007ed"/>
    </style:style>
    <style:style style:name="T104" style:family="text">
      <style:text-properties officeooo:rsid="00b1b03d"/>
    </style:style>
    <style:style style:name="T105" style:family="text">
      <style:text-properties officeooo:rsid="00b6b6fa"/>
    </style:style>
    <style:style style:name="T106" style:family="text">
      <style:text-properties officeooo:rsid="00b98f24"/>
    </style:style>
    <style:style style:name="T107" style:family="text">
      <style:text-properties officeooo:rsid="00b9c36c"/>
    </style:style>
    <style:style style:name="T108" style:family="text">
      <style:text-properties officeooo:rsid="00b9f021"/>
    </style:style>
    <style:style style:name="T109" style:family="text">
      <style:text-properties fo:color="#106802"/>
    </style:style>
    <style:style style:name="T110" style:family="text">
      <style:text-properties fo:color="#106802" officeooo:rsid="00b9c36c"/>
    </style:style>
    <style:style style:name="T111" style:family="text">
      <style:text-properties officeooo:rsid="00bbe206"/>
    </style:style>
    <style:style style:name="T112" style:family="text">
      <style:text-properties officeooo:rsid="00bef528"/>
    </style:style>
    <style:style style:name="T113" style:family="text">
      <style:text-properties officeooo:rsid="00bf5e5e"/>
    </style:style>
    <style:style style:name="T114" style:family="text">
      <style:text-properties officeooo:rsid="00c0e421"/>
    </style:style>
    <style:style style:name="T115" style:family="text">
      <style:text-properties fo:background-color="#ffffd7" loext:char-shading-value="0"/>
    </style:style>
    <style:style style:name="T116" style:family="text">
      <style:text-properties officeooo:rsid="0039c30a" fo:background-color="#ffffd7" loext:char-shading-value="0"/>
    </style:style>
    <style:style style:name="T117" style:family="text">
      <style:text-properties officeooo:rsid="00a9ba02" fo:background-color="#ffffd7" loext:char-shading-value="0"/>
    </style:style>
    <style:style style:name="T118" style:family="text">
      <style:text-properties officeooo:rsid="00857895"/>
    </style:style>
    <style:style style:name="T119" style:family="text">
      <style:text-properties officeooo:rsid="00c6d64e"/>
    </style:style>
    <style:style style:name="T120" style:family="text">
      <style:text-properties officeooo:rsid="00cc2dee"/>
    </style:style>
    <style:style style:name="T121" style:family="text">
      <style:text-properties officeooo:rsid="00cf421a"/>
    </style:style>
    <style:style style:name="T122" style:family="text">
      <style:text-properties officeooo:rsid="00d04c27"/>
    </style:style>
    <style:style style:name="T123" style:family="text">
      <style:text-properties officeooo:rsid="00d0d638"/>
    </style:style>
    <style:style style:name="T124" style:family="text">
      <style:text-properties officeooo:rsid="00d269f8"/>
    </style:style>
    <style:style style:name="T125" style:family="text">
      <style:text-properties officeooo:rsid="00d7d45f"/>
    </style:style>
    <style:style style:name="T126" style:family="text">
      <style:text-properties officeooo:rsid="00db06eb"/>
    </style:style>
    <style:style style:name="T127" style:family="text">
      <style:text-properties fo:background-color="#fff5ce" loext:char-shading-value="0"/>
    </style:style>
    <style:style style:name="T128" style:family="text">
      <style:text-properties officeooo:rsid="007a5a96" fo:background-color="#fff5ce" loext:char-shading-value="0"/>
    </style:style>
    <style:style style:name="T129" style:family="text">
      <style:text-properties officeooo:rsid="00dfffe0"/>
    </style:style>
    <style:style style:name="T130" style:family="text">
      <style:text-properties officeooo:rsid="00e25336"/>
    </style:style>
    <style:style style:name="T131" style:family="text">
      <style:text-properties officeooo:rsid="00e3dfd3"/>
    </style:style>
    <style:style style:name="T132" style:family="text">
      <style:text-properties officeooo:rsid="00e97883"/>
    </style:style>
    <style:style style:name="T133" style:family="text">
      <style:text-properties officeooo:rsid="00857895" fo:background-color="transparent" loext:char-shading-value="0"/>
    </style:style>
    <style:style style:name="T134" style:family="text">
      <style:text-properties officeooo:rsid="0039c30a"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Ejemplo de HotRod</text:p>
      <text:p text:style-name="P14"/>
      <text:p text:style-name="P37">Este ejemplo <text:span text:style-name="T99">usa el generador MyBatis-Spring que produce código para Java con Spring, MyBatis y Maven. U</text:span>sa las primitivas CRUD de HotRod para <text:span text:style-name="T66">obtener e insertar datos en una </text:span>base de datos Oracle.<text:span text:style-name="T56"> Los módulos HotRod LiveSQL y HotRod Nitro no están demostrados en este ejemplo, pero pueden agregados fácilmente.</text:span></text:p>
      <text:p text:style-name="P31"/>
      <text:p text:style-name="P59">1. Prepar<text:span text:style-name="T67">e</text:span> la base de datos Oracle</text:p>
      <text:p text:style-name="P17"/>
      <text:p text:style-name="P36">El ejemplo necesita de <text:span text:style-name="T66">una </text:span>de base de datos Oracle 10g (o <text:span text:style-name="T44">superior</text:span>) <text:span text:style-name="T66">en donde se utiliza un par de tablas a modo de demostración</text:span>. Para crear las tablas lea el <text:span text:style-name="T40">Anexo 1 - Preparar las tablas de la base de datos</text:span><text:span text:style-name="T20">.</text:span></text:p>
      <text:p text:style-name="P28"/>
      <text:p text:style-name="P60"><text:span text:style-name="T67">2</text:span>.<text:span text:style-name="T39"> Cree el proyecto Maven</text:span></text:p>
      <text:p text:style-name="P13"/>
      <text:p text:style-name="P56">Ir al directorio padre <text:span text:style-name="T126">(dentro de</text:span> <text:span text:style-name="T126">este </text:span>se creará el proyecto<text:span text:style-name="T126">). </text:span>Maven crea<text:span text:style-name="T68">rá</text:span> el proyecto <text:span text:style-name="T67">en un subdirectorio llamado </text:span><text:span text:style-name="T128">app1</text:span><text:span text:style-name="T67"> (de acuerdo al parámetro </text:span><text:span text:style-name="T127">artifactId</text:span><text:span text:style-name="T67">). Reemplace los valores de acuerdo a su proyecto y ejecute el comando</text:span>:</text:p>
      <text:p text:style-name="P38"/>
      <text:p text:style-name="P91">mvn archetype:generate -DinteractiveMode=false<text:span text:style-name="T112"> </text:span>\</text:p>
      <text:p text:style-name="P91">  -DarchetypeGroupId=org.hotrodorm.hotrod<text:span text:style-name="T112"> </text:span>\</text:p>
      <text:p text:style-name="P91">  -DarchetypeArtifactId=hotrod-archetype<text:span text:style-name="T106">-sm</text:span>-jar-app<text:span text:style-name="T112"> </text:span>\</text:p>
      <text:p text:style-name="P91">  -DarchetypeVersion=3.<text:span text:style-name="T100">2.0 </text:span>\</text:p>
      <text:p text:style-name="P92">  -DgroupId=<text:span text:style-name="T38">com.compania</text:span><text:span text:style-name="T112">                                  </text:span>\</text:p>
      <text:p text:style-name="P92">  -DartifactId=<text:span text:style-name="T38">app1</text:span><text:span text:style-name="T112">                                       </text:span>\</text:p>
      <text:p text:style-name="P92">  -Dversion=<text:span text:style-name="T38">1.0.0-SNAPSHOT</text:span><text:span text:style-name="T112">                                </text:span>\</text:p>
      <text:p text:style-name="P92">  -Dpackage=<text:span text:style-name="T38">com.compania.app1</text:span><text:span text:style-name="T112">                             </text:span>\</text:p>
      <text:p text:style-name="P92">  -Dpersistencepackage=<text:span text:style-name="T38">persistencia</text:span><text:span text:style-name="T112">                       </text:span>\</text:p>
      <text:p text:style-name="P92">  -Djdbcdriverclassname="<text:span text:style-name="T16">oracle.jdbc.driver.OracleDriver</text:span>"<text:span text:style-name="T112"> </text:span>\</text:p>
      <text:p text:style-name="P92">  -Djdbcurl="<text:span text:style-name="T16">jdbc:oracle:thin:@192.168.56.95:1521:orcl</text:span>"<text:span text:style-name="T112">   </text:span>\</text:p>
      <text:p text:style-name="P92">  -Djdbcusername="<text:span text:style-name="T16">user1</text:span>"<text:span text:style-name="T112">                                  </text:span>\</text:p>
      <text:p text:style-name="P93">  -Djdbcpassword="<text:span text:style-name="T16">pass1</text:span>"<text:span text:style-name="T112">                                  </text:span>\</text:p>
      <text:p text:style-name="P93">  -Djdbccatalog=""<text:span text:style-name="T112">                                        </text:span>\</text:p>
      <text:p text:style-name="P93">  -Djdbcschema=<text:span text:style-name="T16">USER1</text:span><text:span text:style-name="T112">                                      </text:span>\</text:p>
      <text:p text:style-name="P93">  <text:span text:style-name="T107">-D</text:span>jdbcdrivergroupi<text:span text:style-name="T108">d=</text:span><text:span text:style-name="T109">com.oracle.ojdbc</text:span><text:span text:style-name="T112">                    \</text:span></text:p>
      <text:p text:style-name="P93">  <text:span text:style-name="T107">-D</text:span>jdbcdriverartifactid<text:span text:style-name="T107">=</text:span><text:span text:style-name="T110">ojdbc8</text:span><text:span text:style-name="T112">                           \</text:span></text:p>
      <text:p text:style-name="P93">  <text:span text:style-name="T107">-D</text:span>jdbcdriverversion<text:span text:style-name="T107">=</text:span><text:span text:style-name="T110">19.3.0.0</text:span><text:span text:style-name="T112">                            \</text:span></text:p>
      <text:p text:style-name="P91">  <text:span text:style-name="T107">-D</text:span>jdbcdrivertype<text:span text:style-name="T107">=</text:span><text:span text:style-name="T110">jar</text:span></text:p>
      <text:p text:style-name="P15"/>
      <text:p text:style-name="P40">Reemplace los parámetros en rojo para indicar los detalles del nuevo proyecto; los parámetros en azul indican los detalles de la base de datos (tal vez local) en donde están presentes las tablas ya creadas<text:span text:style-name="T111">; los parámetros en verde representan los clasificadores Maven del driver JDBC que desee utilizar.</text:span></text:p>
      <text:p text:style-name="P39"/>
      <text:p text:style-name="P41">Ahora que el proyecto está creado entre a él:</text:p>
      <text:p text:style-name="P16"/>
      <text:p text:style-name="P90">cd app1</text:p>
      <text:p text:style-name="P33"/>
      <text:p text:style-name="P42">Aunque el ejemplo <text:span text:style-name="T19">p</text:span>uede <text:span text:style-name="T19">funcionar </text:span>enteramente <text:span text:style-name="T19">desde </text:span>línea de comando, usualmente es más fácil usar Eclipse para editarlo y modificarlo.<text:span text:style-name="T19"> Para importar el proyecto en Eclipse siga las instrucciones del </text:span><text:span text:style-name="T41">Anexo 2 - </text:span><text:span text:style-name="T42">Importar el </text:span><text:span text:style-name="T41">proyecto en Eclipse</text:span><text:span text:style-name="T21">.</text:span></text:p>
      <text:p text:style-name="P57"/>
      <text:p text:style-name="P29"/>
      <text:p text:style-name="P63">3. Gener<text:span text:style-name="T69">e</text:span> las clases Java que representan los objetos de la base de datos</text:p>
      <text:p text:style-name="P18"/>
      <text:p text:style-name="P43">Especifique las tablas de base de datos que HotRod va a considerar. En el archivo <text:span text:style-name="T116">src/main/hotrod/hotrod.xml</text:span> agregue <text:span text:style-name="T132">las dos líneas resaltadas en amarillo para incluir </text:span>las tablas CUENTA y TRANSACCION. El archivo resultante debería quedar como:</text:p>
      <text:p text:style-name="P43"/>
      <text:p text:style-name="P82"><text:span text:style-name="T23">&lt;?</text:span><text:span text:style-name="T25">xml</text:span> <text:span text:style-name="T28">version</text:span><text:span text:style-name="T1">=</text:span><text:span text:style-name="T33">"1.0"</text:span><text:span text:style-name="T23">?&gt;</text:span></text:p>
      <text:p text:style-name="P87"><text:span text:style-name="T24">&lt;!</text:span><text:span text:style-name="T26">DOCTYPE</text:span><text:span text:style-name="T65"> </text:span><text:span text:style-name="T24">hotrod</text:span><text:span text:style-name="T65"> </text:span><text:span text:style-name="T35">SYSTEM</text:span><text:span text:style-name="T65"> </text:span><text:span text:style-name="T37">"hotrod.dtd"</text:span><text:span text:style-name="T24">&gt;</text:span></text:p>
      <text:p text:style-name="P94"> </text:p>
      <text:p text:style-name="P87"><text:span text:style-name="T24">&lt;</text:span><text:span text:style-name="T26">hotrod</text:span><text:span text:style-name="T24">&gt;</text:span></text:p>
      <text:p text:style-name="P94"> </text:p>
      <text:p text:style-name="P88"><text:span text:style-name="T72">  </text:span><text:span text:style-name="T24">&lt;</text:span><text:span text:style-name="T26">generators</text:span><text:span text:style-name="T24">&gt;</text:span></text:p>
      <text:p text:style-name="P88"><text:span text:style-name="T72">    </text:span><text:span text:style-name="T24">&lt;</text:span><text:span text:style-name="T26">mybatis-spring</text:span><text:span text:style-name="T24">&gt;</text:span></text:p>
      <text:p text:style-name="P88"><text:span text:style-name="T72">      </text:span><text:span text:style-name="T24">&lt;</text:span><text:span text:style-name="T26">daos</text:span><text:span text:style-name="T65"> </text:span><text:span text:style-name="T29">package</text:span><text:span text:style-name="T3">=</text:span><text:span text:style-name="T31">"com</text:span><text:span text:style-name="T32">.compania</text:span><text:span text:style-name="T31">.app</text:span><text:span text:style-name="T32">1</text:span><text:span text:style-name="T31">.persistencia"</text:span><text:span text:style-name="T65"> </text:span><text:span text:style-name="T24">/&gt;</text:span></text:p>
      <text:p text:style-name="P88"><text:span text:style-name="T72">      </text:span><text:span text:style-name="T24">&lt;</text:span><text:span text:style-name="T26">mappers</text:span><text:span text:style-name="T65"> </text:span><text:span text:style-name="T29">dir</text:span><text:span text:style-name="T3">=</text:span><text:span text:style-name="T31">"mappers"</text:span><text:span text:style-name="T65"> </text:span><text:span text:style-name="T24">/&gt;</text:span></text:p>
      <text:p text:style-name="P88"><text:span text:style-name="T72">    </text:span><text:span text:style-name="T24">&lt;/</text:span><text:span text:style-name="T26">mybatis-spring</text:span><text:span text:style-name="T24">&gt;</text:span></text:p>
      <text:p text:style-name="P88"><text:span text:style-name="T72">  </text:span><text:span text:style-name="T24">&lt;/</text:span><text:span text:style-name="T26">generators</text:span><text:span text:style-name="T24">&gt;</text:span></text:p>
      <text:p text:style-name="P94"> </text:p>
      <text:p text:style-name="P89"><text:span text:style-name="T72">  </text:span><text:span text:style-name="T24">&lt;</text:span><text:span text:style-name="T26">table</text:span><text:span text:style-name="T65"> </text:span><text:span text:style-name="T29">name</text:span><text:span text:style-name="T3">=</text:span><text:span text:style-name="T31">"cuenta"</text:span><text:span text:style-name="T65"> </text:span><text:span text:style-name="T24">/&gt;</text:span><text:span text:style-name="T72">                                  </text:span></text:p>
      <text:p text:style-name="P89"><text:span text:style-name="T72">  </text:span><text:span text:style-name="T24">&lt;</text:span><text:span text:style-name="T26">table</text:span><text:span text:style-name="T65"> </text:span><text:span text:style-name="T29">name</text:span><text:span text:style-name="T3">=</text:span><text:span text:style-name="T31">"transaccion"</text:span><text:span text:style-name="T65"> </text:span><text:span text:style-name="T24">/&gt;</text:span><text:span text:style-name="T72">                             </text:span></text:p>
      <text:p text:style-name="P80">  </text:p>
      <text:p text:style-name="P82"><text:span text:style-name="T23">&lt;/</text:span><text:span text:style-name="T25">hotrod</text:span><text:span text:style-name="T23">&gt;</text:span></text:p>
      <text:p text:style-name="P23"/>
      <text:p text:style-name="P44"><text:span text:style-name="T77">Luego use HotRod p</text:span>ara generar todas las clases Java y mappers<text:span text:style-name="T77">:</text:span></text:p>
      <text:p text:style-name="P19"/>
      <text:p text:style-name="P75">mvn hotrod:gen</text:p>
      <text:p text:style-name="P19"/>
      <text:p text:style-name="P45">HotRod se conecta a la base de datos, extrae los detalles de las tablas, columnas, secuencias<text:span text:style-name="T57"> y</text:span> vistas; luego genera las clases Java y <text:span text:style-name="T58">comandos SQL</text:span> correspondientes. <text:span text:style-name="T59">A continuación se encuentra los detalles mostrados durante la generación:</text:span></text:p>
      <text:p text:style-name="P21"/>
      <text:p text:style-name="P74">[INFO] HotRod version 3.<text:span text:style-name="T101">2.0</text:span> (build 20200602-004009) - Generate</text:p>
      <text:p text:style-name="P74">[INFO] </text:p>
      <text:p text:style-name="P74">[INFO] Configuration File: <text:span text:style-name="T132">src/main/hotrod/</text:span>hotrod.xml</text:p>
      <text:p text:style-name="P74">[INFO] HotRod Database Adapter: Oracle Adapter</text:p>
      <text:p text:style-name="P74">[INFO] Database URL: jdbc:oracle:thin:@192.168.56.95:1521:orcl</text:p>
      <text:p text:style-name="P74">[INFO] Database Name: Oracle - version 12.1 (Oracle Database 12c Standard Edition Release 12.1.0.2.0 - 64bit Production)</text:p>
      <text:p text:style-name="P74">[INFO] JDBC Driver: Oracle JDBC driver - version 19.3 (19.3.0.0.0) - implements JDBC Specification 4.2</text:p>
      <text:p text:style-name="P74">[INFO] <text:s/></text:p>
      <text:p text:style-name="P74">[INFO] Default Database Schema: <text:span text:style-name="T101">USER1</text:span></text:p>
      <text:p text:style-name="P74">[INFO] <text:s/></text:p>
      <text:p text:style-name="P74">[INFO] Generating all facets.</text:p>
      <text:p text:style-name="P74">[INFO] <text:s/></text:p>
      <text:p text:style-name="P74">[INFO] Table CUENTA included.</text:p>
      <text:p text:style-name="P74">[INFO] Table TRANSACCION included.</text:p>
      <text:p text:style-name="P74">[INFO] <text:s/></text:p>
      <text:p text:style-name="P74">[INFO] Total of: 2 tables, 0 views, 0 enums, 0 DAOs, and 0 sequences -- including 0 queries, and 0 selects.</text:p>
      <text:p text:style-name="P21"/>
      <text:p text:style-name="P46"><text:span text:style-name="T105">Ahora r</text:span>efresque el proyecto en Eclipse <text:span text:style-name="T119">para que cargue las </text:span>nuevas clases Java <text:span text:style-name="T119">generadas</text:span>.</text:p>
      <text:p text:style-name="P46"/>
      <text:p text:style-name="P47">Para cada tabla incluida<text:span text:style-name="T69"> HotRod genera cuatro archivos. Por ejemplo, para la tabla CUENTA generó:</text:span></text:p>
      <text:p text:style-name="P47"/>
      <text:list xml:id="list2339052028" text:style-name="L1">
        <text:list-item>
          <text:p text:style-name="P101"><text:span text:style-name="T115">src/main/java/com/compania/app1/persistencia/primitives/CuentaDAO.java</text:span><text:span text:style-name="T45">: El </text:span><text:span text:style-name="T51">DAO</text:span><text:span text:style-name="T45"> ofrece métodos para cada operación CRUD (insert, update, delete, select y otras).</text:span></text:p>
        </text:list-item>
        <text:list-item>
          <text:p text:style-name="P102"><text:soft-page-break/><text:span text:style-name="T115">src/main/resources/mappers/primitives/primitives-cuenta.xml</text:span><text:span text:style-name="T45">: <text:s/>El </text:span><text:span text:style-name="T51">Mapper</text:span><text:span text:style-name="T45"> contiene todos los comandos SQL correspondientes a cada método ofrecido por el DAO.</text:span></text:p>
        </text:list-item>
        <text:list-item>
          <text:p text:style-name="P103"><text:span text:style-name="T115">src/main/java/com/</text:span><text:span text:style-name="T117">compania</text:span><text:span text:style-name="T115">/app</text:span><text:span text:style-name="T117">1</text:span><text:span text:style-name="T115">/persistencia/primitives/Cuenta.java</text:span><text:span text:style-name="T45">: El </text:span><text:span text:style-name="T51">VO </text:span><text:span text:style-name="T53">Espejo</text:span><text:span text:style-name="T45"> incluye propiedades, getters y setters que representan las columnas de la tabla.</text:span></text:p>
        </text:list-item>
        <text:list-item>
          <text:p text:style-name="P103"><text:span text:style-name="T115">src/main/java/com/</text:span><text:span text:style-name="T117">compania</text:span><text:span text:style-name="T115">/app</text:span><text:span text:style-name="T117">1</text:span><text:span text:style-name="T115">/persistencia/CuentaVO.java</text:span><text:span text:style-name="T45">: El </text:span><text:span text:style-name="T51">VO </text:span><text:span text:style-name="T52">C</text:span><text:span text:style-name="T51">oncreto</text:span><text:span text:style-name="T45"> hereda del VO Espejo y está vacío; su propósito es ser enriquecido por el programador a medida que sea necesario. Este último no es </text:span><text:span text:style-name="T43">nunca</text:span><text:span text:style-name="T27"> </text:span><text:span text:style-name="T45">actualizado por HotRod dado que no incluye ningún detalle relacionado a la tabla.</text:span></text:p>
        </text:list-item>
      </text:list>
      <text:p text:style-name="P48"/>
      <text:p text:style-name="P49">Con excepción de la última clase, los archivos son refrescados cada vez que se<text:span text:style-name="T102"> usa el generador. E</text:span>l modelo de clases <text:span text:style-name="T131">es actualizado sin interferir con las modificaciones propias del VO Concreto que el programador haya hecho manualmente. Esto permite que el modelo Java represente</text:span> fielmente <text:span text:style-name="T70">a la base de datos, aún cuando ésta </text:span>sufr<text:span text:style-name="T70">a cambios contínuos</text:span> <text:span text:style-name="T103">en sus </text:span>tablas, vistas, secuencias<text:span text:style-name="T104">, </text:span>columnas<text:span text:style-name="T104"> y/o restricciones SQL</text:span>.</text:p>
      <text:p text:style-name="P18"/>
      <text:p text:style-name="P61">4. Use los DAOs <text:span text:style-name="T125">en la aplicación y ejecútela</text:span></text:p>
      <text:p text:style-name="P22"/>
      <text:p text:style-name="P53"><text:span text:style-name="T118">El proyecto creado incluye la estructura básica para hacer uso de los DAOs. Abra la clase Java </text:span><text:span text:style-name="T116">ExampleBean.java</text:span><text:span text:style-name="T118"> y agregue las línes resaltadas en amarillo (los DAOs como propiedades Spring, el cuerpo del método</text:span><text:span text:style-name="T133"> </text:span><text:span text:style-name="T134">execute()</text:span><text:span text:style-name="T76"> en donde se comunica con al base de datos y los imports necesarios). Con estos cambios la clase debería quedar como se muestra a continuación:</text:span></text:p>
      <text:p text:style-name="P9"/>
      <text:p text:style-name="P83"><text:span text:style-name="T6">package</text:span><text:span text:style-name="T7"> com.compania.app1;</text:span></text:p>
      <text:p text:style-name="P71"> </text:p>
      <text:p text:style-name="P84"><text:span text:style-name="T6">import</text:span><text:span text:style-name="T7"> java.sql.SQLException;</text:span></text:p>
      <text:p text:style-name="P86"><text:span text:style-name="T6">import</text:span><text:span text:style-name="T7"> java.util.List;                                                                         </text:span></text:p>
      <text:p text:style-name="P72">                                                                                               </text:p>
      <text:p text:style-name="P86"><text:span text:style-name="T6">import</text:span><text:span text:style-name="T7"> org.springframework.beans.factory.annotation.Autowired;                                 </text:span></text:p>
      <text:p text:style-name="P84"><text:span text:style-name="T6">import</text:span><text:span text:style-name="T7"> org.springframework.stereotype.Component;</text:span></text:p>
      <text:p text:style-name="P84"><text:span text:style-name="T6">import</text:span><text:span text:style-name="T7"> org.springframework.transaction.annotation.Transactional;</text:span></text:p>
      <text:p text:style-name="P71"> </text:p>
      <text:p text:style-name="P86"><text:span text:style-name="T6">import</text:span><text:span text:style-name="T7"> com.compania.app1.persistencia.CuentaVO;                                                </text:span></text:p>
      <text:p text:style-name="P86"><text:span text:style-name="T6">import</text:span><text:span text:style-name="T7"> com.compania.app1.persistencia.TransaccionVO;                                           </text:span></text:p>
      <text:p text:style-name="P86"><text:span text:style-name="T6">import</text:span><text:span text:style-name="T7"> com.compania.app1.persistencia.primitives.CuentaDAO;                                    </text:span></text:p>
      <text:p text:style-name="P86"><text:span text:style-name="T6">import</text:span><text:span text:style-name="T7"> com.compania.app1.persistencia.primitives.TransaccionDAO;                               </text:span></text:p>
      <text:p text:style-name="P72">                                                                                               </text:p>
      <text:p text:style-name="P84"><text:span text:style-name="T71">@Component</text:span><text:span text:style-name="T7">(</text:span><text:span text:style-name="T30">"exampleBean"</text:span><text:span text:style-name="T7">)</text:span></text:p>
      <text:p text:style-name="P84"><text:span text:style-name="T6">public</text:span><text:span text:style-name="T7"> </text:span><text:span text:style-name="T6">class</text:span><text:span text:style-name="T7"> ExampleBean {</text:span></text:p>
      <text:p text:style-name="P71"> </text:p>
      <text:p text:style-name="P86"><text:span text:style-name="T12">  </text:span><text:span text:style-name="T71">@Autowired</text:span><text:span text:style-name="T7">                                                                                   </text:span></text:p>
      <text:p text:style-name="P86"><text:span text:style-name="T12">  </text:span><text:span text:style-name="T6">private</text:span><text:span text:style-name="T7"> CuentaDAO </text:span><text:span text:style-name="T73">cuentaDAO</text:span><text:span text:style-name="T7">;                                                                 </text:span></text:p>
      <text:p text:style-name="P72">                                                                                               </text:p>
      <text:p text:style-name="P86"><text:span text:style-name="T12">  </text:span><text:span text:style-name="T71">@Autowired</text:span><text:span text:style-name="T7">                                                                                   </text:span></text:p>
      <text:p text:style-name="P86"><text:span text:style-name="T11">  </text:span><text:span text:style-name="T6">private</text:span><text:span text:style-name="T7"> TransaccionDAO </text:span><text:span text:style-name="T73">transaccionDAO</text:span><text:span text:style-name="T7">;                                                       </text:span></text:p>
      <text:p text:style-name="P72">                                                                                               </text:p>
      <text:p text:style-name="P85"><text:span text:style-name="T12">  </text:span><text:span text:style-name="T71">@Transactional</text:span></text:p>
      <text:p text:style-name="P85"><text:span text:style-name="T12">  </text:span><text:span text:style-name="T6">public</text:span><text:span text:style-name="T7"> </text:span><text:span text:style-name="T6">void</text:span><text:span text:style-name="T7"> </text:span><text:span text:style-name="T9">execute</text:span><text:span text:style-name="T7">() </text:span><text:span text:style-name="T6">throws</text:span><text:span text:style-name="T7"> SQLException {</text:span></text:p>
      <text:p text:style-name="P71"> </text:p>
      <text:p text:style-name="P86"><text:span text:style-name="T12">    </text:span><text:span text:style-name="T36">// 1. Select by PK</text:span><text:span text:style-name="T7">                                                                         </text:span></text:p>
      <text:p text:style-name="P72">                                                                                               </text:p>
      <text:p text:style-name="P86"><text:span text:style-name="T12">    </text:span><text:span text:style-name="T7">CuentaVO </text:span><text:span text:style-name="T75">c</text:span><text:span text:style-name="T7"> = </text:span><text:span text:style-name="T6">this</text:span><text:span text:style-name="T7">.</text:span><text:span text:style-name="T73">cuentaDAO</text:span><text:span text:style-name="T7">.selectByPK(102L);                                              </text:span></text:p>
      <text:p text:style-name="P86"><text:span text:style-name="T12">    </text:span><text:span text:style-name="T7">System.</text:span><text:span text:style-name="T74">out</text:span><text:span text:style-name="T7">.printf(</text:span><text:span text:style-name="T30">" - Saldo cuenta </text:span><text:span text:style-name="T34">%s</text:span><text:span text:style-name="T30">: $%,.2f%n"</text:span><text:span text:style-name="T7">, </text:span><text:span text:style-name="T75">c</text:span><text:span text:style-name="T7">.get</text:span><text:span text:style-name="T13">N</text:span><text:span text:style-name="T14">ombre</text:span><text:span text:style-name="T7">(), </text:span><text:span text:style-name="T75">c</text:span><text:span text:style-name="T7">.getSaldo());            </text:span></text:p>
      <text:p text:style-name="P72">                                                                                               </text:p>
      <text:p text:style-name="P86"><text:span text:style-name="T12">    </text:span><text:span text:style-name="T36">// 2. Select by Example</text:span><text:span text:style-name="T7">                                                                    </text:span></text:p>
      <text:p text:style-name="P72">                                                                                               </text:p>
      <text:p text:style-name="P86"><text:span text:style-name="T12">    </text:span><text:span text:style-name="T7">TransaccionVO </text:span><text:span text:style-name="T75">example</text:span><text:span text:style-name="T7"> = </text:span><text:span text:style-name="T6">new</text:span><text:span text:style-name="T7"> TransaccionVO();                                               </text:span></text:p>
      <text:p text:style-name="P86"><text:span text:style-name="T12">    </text:span><text:span text:style-name="T75">example</text:span><text:span text:style-name="T7">.setIdCuenta(</text:span><text:span text:style-name="T75">c</text:span><text:span text:style-name="T7">.getId());                                                            </text:span></text:p>
      <text:p text:style-name="P86"><text:span text:style-name="T12">    </text:span><text:span text:style-name="T7">List&lt;TransaccionVO&gt; </text:span><text:span text:style-name="T75">transacciones</text:span><text:span text:style-name="T7"> = </text:span><text:span text:style-name="T6">this</text:span><text:span text:style-name="T7">.</text:span><text:span text:style-name="T73">transaccionDAO</text:span><text:span text:style-name="T7">.selectByExample(</text:span><text:span text:style-name="T75">example</text:span><text:span text:style-name="T7">);          </text:span></text:p>
      <text:p text:style-name="P86"><text:span text:style-name="T11">    </text:span><text:span text:style-name="T6">for</text:span><text:span text:style-name="T7"> (TransaccionVO </text:span><text:span text:style-name="T75">t</text:span><text:span text:style-name="T7"> : </text:span><text:span text:style-name="T75">transacciones</text:span><text:span text:style-name="T7">) {                                                    </text:span></text:p>
      <text:p text:style-name="P86"><text:span text:style-name="T12">      </text:span><text:span text:style-name="T7">System.</text:span><text:span text:style-name="T74">out</text:span><text:span text:style-name="T7">.printf(</text:span><text:span text:style-name="T30">"   - Transaccion #%d - Fecha %2$td-%2$tb-%2$tY - Monto: $%3$,.2f%n"</text:span><text:span text:style-name="T7">,  </text:span></text:p>
      <text:p text:style-name="P86"><text:span text:style-name="T12">        </text:span><text:span text:style-name="T75">t</text:span><text:span text:style-name="T7">.getId(), </text:span><text:span text:style-name="T75">t</text:span><text:span text:style-name="T7">.getFecha(),</text:span><text:span text:style-name="T10"> </text:span><text:span text:style-name="T75">t</text:span><text:span text:style-name="T7">.getMonto());                                                </text:span></text:p>
      <text:p text:style-name="P72"><text:span text:style-name="T113">    </text:span>}                                                                                          </text:p>
      <text:p text:style-name="P73">                                                                                               </text:p>
      <text:p text:style-name="P70"><text:span text:style-name="T113">  </text:span>}</text:p>
      <text:p text:style-name="P71"> </text:p>
      <text:p text:style-name="P69">}</text:p>
      <text:p text:style-name="P64"><text:span text:style-name="T130">Compile la aplicación</text:span>:</text:p>
      <text:p text:style-name="P25"/>
      <text:p text:style-name="P79">mvn compile</text:p>
      <text:p text:style-name="P55"/>
      <text:p text:style-name="P55"><text:span text:style-name="T130">Y luego e</text:span>jecute el ejemplo:</text:p>
      <text:p text:style-name="P24"/>
      <text:p text:style-name="P76">mvn<text:span text:style-name="T114"> </text:span>exec:java -Dexec.cleanupDaemonThreads=false<text:span text:style-name="T82"> -Dexec.classpathScope=test \</text:span></text:p>
      <text:p text:style-name="P76"><text:span text:style-name="T82">  </text:span>-Dexec.mainClass="com.<text:span text:style-name="T83">compania.</text:span>app<text:span text:style-name="T83">1</text:span>.App"</text:p>
      <text:p text:style-name="P35"/>
      <text:p text:style-name="P50"><text:span text:style-name="T120">La aplicación se ejecuta y muestra la información obtenida desde la base de datos</text:span>:</text:p>
      <text:p text:style-name="P26"/>
      <text:p text:style-name="P77">[ Starting example ]</text:p>
      <text:p text:style-name="P77"><text:s/>- Saldo cuenta <text:span text:style-name="T129">CC-</text:span>102: $500.00</text:p>
      <text:p text:style-name="P77"><text:s text:c="3"/>- Transaccion #5110 - Fecha 28-Jan-2020 - Monto: $100,000.00</text:p>
      <text:p text:style-name="P77"><text:s text:c="3"/>- Transaccion #5111 - Fecha 22-Mar-2020 - Monto: $-99,500.00</text:p>
      <text:p text:style-name="P77">[ Example complete ]</text:p>
      <text:p text:style-name="P20"/>
      <text:p text:style-name="P58">Este ejemplo se conectó a la base de datos y ejecutó dos operaciones CRUD:</text:p>
      <text:list xml:id="list2062130776" text:style-name="L2">
        <text:list-item>
          <text:p text:style-name="P97"><text:span text:style-name="T116">selectByPK()</text:span> en la tabla CUENTA.</text:p>
        </text:list-item>
        <text:list-item>
          <text:p text:style-name="P98"><text:span text:style-name="T22">selectByExample()</text:span><text:span text:style-name="T20"> en la tabla TRANSACCION.</text:span></text:p>
        </text:list-item>
      </text:list>
      <text:p text:style-name="P51"/>
      <text:p text:style-name="P52"><text:span text:style-name="T78">Con esto se da por finalizado el </text:span>ejemplo.<text:span text:style-name="T79"> Los DAOs ofrecen una serie de métodos disponibles en cada uno de ellos para realizar las operaciones básicas en una tabla.</text:span></text:p>
      <text:p text:style-name="P95">Anexo 1 - <text:span text:style-name="T18">Preparar las tablas de la base de datos</text:span></text:p>
      <text:p text:style-name="P1"/>
      <text:p text:style-name="P10">Ejecute el siguiente script de SQL en una base de datos Oracle:</text:p>
      <text:p text:style-name="P2"/>
      <text:p text:style-name="P65"><text:span text:style-name="T5">create</text:span><text:span text:style-name="T2"> </text:span><text:span text:style-name="T5">table</text:span><text:span text:style-name="T2"> </text:span><text:span text:style-name="T8">cuenta</text:span><text:span text:style-name="T2"> </text:span><text:span text:style-name="T8">(</text:span></text:p>
      <text:p text:style-name="P66"><text:span text:style-name="T2"><text:s text:c="2"/></text:span><text:span text:style-name="T8">id</text:span><text:span text:style-name="T2"> </text:span><text:span text:style-name="T8">number(18)</text:span><text:span text:style-name="T2"> </text:span><text:span text:style-name="T5">not</text:span><text:span text:style-name="T2"> </text:span><text:span text:style-name="T15">null</text:span><text:span text:style-name="T2"> </text:span><text:span text:style-name="T5">primary</text:span><text:span text:style-name="T2"> </text:span><text:span text:style-name="T5">key</text:span><text:span text:style-name="T8">,</text:span></text:p>
      <text:p text:style-name="P66"><text:span text:style-name="T2"><text:s text:c="2"/></text:span><text:span text:style-name="T8">nombre</text:span><text:span text:style-name="T2"> </text:span><text:span text:style-name="T8">varchar2(12)</text:span><text:span text:style-name="T2"> </text:span><text:span text:style-name="T5">not</text:span><text:span text:style-name="T2"> </text:span><text:span text:style-name="T15">null</text:span><text:span text:style-name="T8">,</text:span></text:p>
      <text:p text:style-name="P66"><text:span text:style-name="T2"><text:s text:c="2"/></text:span><text:span text:style-name="T8">creada_en</text:span><text:span text:style-name="T2"> </text:span><text:span text:style-name="T5">date</text:span><text:span text:style-name="T2"> </text:span><text:span text:style-name="T5">not</text:span><text:span text:style-name="T2"> </text:span><text:span text:style-name="T15">null</text:span><text:span text:style-name="T8">,</text:span></text:p>
      <text:p text:style-name="P66"><text:span text:style-name="T2"><text:s text:c="2"/></text:span><text:span text:style-name="T8">estado</text:span><text:span text:style-name="T2"> </text:span><text:span text:style-name="T5">char</text:span><text:span text:style-name="T8">(1)</text:span><text:span text:style-name="T2"> </text:span><text:span text:style-name="T5">not</text:span><text:span text:style-name="T2"> </text:span><text:span text:style-name="T15">null</text:span><text:span text:style-name="T2"> </text:span><text:span text:style-name="T5">check</text:span><text:span text:style-name="T2"> </text:span><text:span text:style-name="T8">(estado</text:span><text:span text:style-name="T2"> </text:span><text:span text:style-name="T5">in</text:span><text:span text:style-name="T2"> </text:span><text:span text:style-name="T8">(</text:span><text:span text:style-name="T17">'R'</text:span><text:span text:style-name="T8">,</text:span><text:span text:style-name="T2"> </text:span><text:span text:style-name="T17">'A'</text:span><text:span text:style-name="T8">,</text:span><text:span text:style-name="T2"> </text:span><text:span text:style-name="T17">'S'</text:span><text:span text:style-name="T8">,</text:span><text:span text:style-name="T2"> </text:span><text:span text:style-name="T17">'C'</text:span><text:span text:style-name="T8">)),</text:span></text:p>
      <text:p text:style-name="P66"><text:span text:style-name="T2"><text:s text:c="2"/></text:span><text:span text:style-name="T8">saldo</text:span><text:span text:style-name="T2"> </text:span><text:span text:style-name="T8">number(14,</text:span><text:span text:style-name="T2"> </text:span><text:span text:style-name="T8">2)</text:span><text:span text:style-name="T2"> </text:span><text:span text:style-name="T5">not</text:span><text:span text:style-name="T2"> </text:span><text:span text:style-name="T15">null</text:span></text:p>
      <text:p text:style-name="P68">);</text:p>
      <text:p text:style-name="P67"/>
      <text:p text:style-name="P66"><text:span text:style-name="T5">insert</text:span><text:span text:style-name="T2"> </text:span><text:span text:style-name="T5">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span text:style-name="T2"> </text:span></text:p>
      <text:p text:style-name="P66"><text:span text:style-name="T2"><text:s text:c="2"/></text:span><text:span text:style-name="T5">values</text:span><text:span text:style-name="T2"> </text:span><text:span text:style-name="T8">(101,</text:span><text:span text:style-name="T2"> </text:span><text:span text:style-name="T17">'CC-101'</text:span><text:span text:style-name="T8">,</text:span><text:span text:style-name="T2"> </text:span><text:span text:style-name="T5">date</text:span><text:span text:style-name="T2"> </text:span><text:span text:style-name="T17">'2019-12-03'</text:span><text:span text:style-name="T8">,</text:span><text:span text:style-name="T2"> </text:span><text:span text:style-name="T17">'A'</text:span><text:span text:style-name="T8">,</text:span><text:span text:style-name="T2"> </text:span><text:span text:style-name="T8">150000);</text:span></text:p>
      <text:p text:style-name="P66"><text:span text:style-name="T5">insert</text:span><text:span text:style-name="T2"> </text:span><text:span text:style-name="T5">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p>
      <text:p text:style-name="P66"><text:span text:style-name="T2"><text:s text:c="2"/></text:span><text:span text:style-name="T5">values</text:span><text:span text:style-name="T2"> </text:span><text:span text:style-name="T8">(102,</text:span><text:span text:style-name="T2"> </text:span><text:span text:style-name="T17">'CC-102'</text:span><text:span text:style-name="T8">,</text:span><text:span text:style-name="T2"> </text:span><text:span text:style-name="T5">date</text:span><text:span text:style-name="T2"> </text:span><text:span text:style-name="T17">'2020-01-15'</text:span><text:span text:style-name="T8">,</text:span><text:span text:style-name="T2"> </text:span><text:span text:style-name="T17">'S'</text:span><text:span text:style-name="T8">,</text:span><text:span text:style-name="T2"> </text:span><text:span text:style-name="T8">500);</text:span></text:p>
      <text:p text:style-name="P66"><text:span text:style-name="T5">insert</text:span><text:span text:style-name="T2"> </text:span><text:span text:style-name="T5">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p>
      <text:p text:style-name="P66"><text:span text:style-name="T2"><text:s text:c="2"/></text:span><text:span text:style-name="T5">values</text:span><text:span text:style-name="T2"> </text:span><text:span text:style-name="T8">(103,</text:span><text:span text:style-name="T2"> </text:span><text:span text:style-name="T17">'CC-103'</text:span><text:span text:style-name="T8">,</text:span><text:span text:style-name="T2"> </text:span><text:span text:style-name="T5">date</text:span><text:span text:style-name="T2"> </text:span><text:span text:style-name="T17">'2020-04-27'</text:span><text:span text:style-name="T8">,</text:span><text:span text:style-name="T2"> </text:span><text:span text:style-name="T17">'A'</text:span><text:span text:style-name="T8">,</text:span><text:span text:style-name="T2"> </text:span><text:span text:style-name="T8">72000);</text:span></text:p>
      <text:p text:style-name="P67"/>
      <text:p text:style-name="P66"><text:span text:style-name="T5">create</text:span><text:span text:style-name="T2"> </text:span><text:span text:style-name="T5">table</text:span><text:span text:style-name="T2"> </text:span><text:span text:style-name="T8">transaccion</text:span><text:span text:style-name="T2"> </text:span><text:span text:style-name="T8">(</text:span></text:p>
      <text:p text:style-name="P66"><text:span text:style-name="T2"><text:s text:c="2"/></text:span><text:span text:style-name="T8">id</text:span><text:span text:style-name="T2"> </text:span><text:span text:style-name="T8">number(18)</text:span><text:span text:style-name="T2"> </text:span><text:span text:style-name="T5">not</text:span><text:span text:style-name="T2"> </text:span><text:span text:style-name="T15">null</text:span><text:span text:style-name="T2"> </text:span><text:span text:style-name="T5">primary</text:span><text:span text:style-name="T2"> </text:span><text:span text:style-name="T5">key</text:span><text:span text:style-name="T8">,</text:span></text:p>
      <text:p text:style-name="P66"><text:span text:style-name="T2"><text:s text:c="2"/></text:span><text:span text:style-name="T8">id_cuenta</text:span><text:span text:style-name="T2"> </text:span><text:span text:style-name="T8">number(18)</text:span><text:span text:style-name="T2"> </text:span><text:span text:style-name="T5">not</text:span><text:span text:style-name="T2"> </text:span><text:span text:style-name="T15">null</text:span><text:span text:style-name="T8">,</text:span></text:p>
      <text:p text:style-name="P66"><text:span text:style-name="T2"><text:s text:c="2"/></text:span><text:span text:style-name="T8">monto</text:span><text:span text:style-name="T2"> </text:span><text:span text:style-name="T8">number(14,</text:span><text:span text:style-name="T2"> </text:span><text:span text:style-name="T8">2)</text:span><text:span text:style-name="T2"> </text:span><text:span text:style-name="T5">not</text:span><text:span text:style-name="T2"> </text:span><text:span text:style-name="T15">null</text:span><text:span text:style-name="T8">,</text:span></text:p>
      <text:p text:style-name="P66"><text:span text:style-name="T2"><text:s text:c="2"/></text:span><text:span text:style-name="T8">fecha</text:span><text:span text:style-name="T2"> </text:span><text:span text:style-name="T5">date</text:span><text:span text:style-name="T8">,</text:span></text:p>
      <text:p text:style-name="P66"><text:span text:style-name="T2"><text:s text:c="2"/></text:span><text:span text:style-name="T5">constraint</text:span><text:span text:style-name="T2"> </text:span><text:span text:style-name="T8">fk1</text:span><text:span text:style-name="T2"> </text:span><text:span text:style-name="T5">foreign</text:span><text:span text:style-name="T2"> </text:span><text:span text:style-name="T5">key</text:span><text:span text:style-name="T2"> </text:span><text:span text:style-name="T8">(id_cuenta)</text:span><text:span text:style-name="T2"> </text:span><text:span text:style-name="T5">references</text:span><text:span text:style-name="T2"> </text:span><text:span text:style-name="T8">cuenta</text:span><text:span text:style-name="T2"> </text:span><text:span text:style-name="T8">(id)</text:span></text:p>
      <text:p text:style-name="P68">);</text:p>
      <text:p text:style-name="P67"><text:bookmark text:name="__DdeLink__8914_674520623"/></text:p>
      <text:p text:style-name="P66"><text:span text:style-name="T5">create</text:span><text:span text:style-name="T2"> </text:span><text:span text:style-name="T5">index</text:span><text:span text:style-name="T2"> </text:span><text:span text:style-name="T8">ix1</text:span><text:span text:style-name="T2"> </text:span><text:span text:style-name="T5">on</text:span><text:span text:style-name="T2"> </text:span><text:span text:style-name="T8">transaccion</text:span><text:span text:style-name="T2"> </text:span><text:span text:style-name="T8">(id_cuenta);</text:span></text:p>
      <text:p text:style-name="P32"/>
      <text:p text:style-name="P66"><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6"><text:span text:style-name="T2"><text:s text:c="2"/></text:span><text:span text:style-name="T5">values</text:span><text:span text:style-name="T2"> </text:span><text:span text:style-name="T8">(5100,</text:span><text:span text:style-name="T2"> </text:span><text:span text:style-name="T8">101,</text:span><text:span text:style-name="T2"> </text:span><text:span text:style-name="T8">100000,</text:span><text:span text:style-name="T2"> </text:span><text:span text:style-name="T5">date</text:span><text:span text:style-name="T2"> </text:span><text:span text:style-name="T17">'2019-12-03'</text:span><text:span text:style-name="T8">);</text:span></text:p>
      <text:p text:style-name="P66"><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6"><text:span text:style-name="T2"><text:s text:c="2"/></text:span><text:span text:style-name="T5">values</text:span><text:span text:style-name="T2"> </text:span><text:span text:style-name="T8">(5101,</text:span><text:span text:style-name="T2"> </text:span><text:span text:style-name="T8">101,</text:span><text:span text:style-name="T2"> <text:s/></text:span><text:span text:style-name="T8">70000,</text:span><text:span text:style-name="T2"> </text:span><text:span text:style-name="T5">date</text:span><text:span text:style-name="T2"> </text:span><text:span text:style-name="T17">'2020-01-17'</text:span><text:span text:style-name="T8">);</text:span></text:p>
      <text:p text:style-name="P66"><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6"><text:span text:style-name="T2"><text:s text:c="2"/></text:span><text:span text:style-name="T5">values</text:span><text:span text:style-name="T2"> </text:span><text:span text:style-name="T8">(5102,</text:span><text:span text:style-name="T2"> </text:span><text:span text:style-name="T8">101,</text:span><text:span text:style-name="T2"> </text:span><text:span text:style-name="T8">-20000,</text:span><text:span text:style-name="T2"> </text:span><text:span text:style-name="T5">date</text:span><text:span text:style-name="T2"> </text:span><text:span text:style-name="T17">'2020-02-05'</text:span><text:span text:style-name="T8">);</text:span></text:p>
      <text:p text:style-name="P67"/>
      <text:p text:style-name="P66"><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6"><text:span text:style-name="T2"><text:s text:c="2"/></text:span><text:span text:style-name="T5">values</text:span><text:span text:style-name="T2"> </text:span><text:span text:style-name="T8">(5110,</text:span><text:span text:style-name="T2"> </text:span><text:span text:style-name="T8">102,</text:span><text:span text:style-name="T2"> </text:span><text:span text:style-name="T8">100000,</text:span><text:span text:style-name="T2"> </text:span><text:span text:style-name="T5">date</text:span><text:span text:style-name="T2"> </text:span><text:span text:style-name="T17">'2020-01-28'</text:span><text:span text:style-name="T8">);</text:span></text:p>
      <text:p text:style-name="P66"><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6"><text:span text:style-name="T2"><text:s text:c="2"/></text:span><text:span text:style-name="T5">values</text:span><text:span text:style-name="T2"> </text:span><text:span text:style-name="T8">(5111,</text:span><text:span text:style-name="T2"> </text:span><text:span text:style-name="T8">102,</text:span><text:span text:style-name="T2"> </text:span><text:span text:style-name="T8">-99500,</text:span><text:span text:style-name="T2"> </text:span><text:span text:style-name="T5">date</text:span><text:span text:style-name="T2"> </text:span><text:span text:style-name="T17">'2020-03-22'</text:span><text:span text:style-name="T8">);</text:span></text:p>
      <text:p text:style-name="P67"/>
      <text:p text:style-name="P66"><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6"><text:span text:style-name="T2"><text:s text:c="2"/></text:span><text:span text:style-name="T5">values</text:span><text:span text:style-name="T2"> </text:span><text:span text:style-name="T8">(5120,</text:span><text:span text:style-name="T2"> </text:span><text:span text:style-name="T8">103,</text:span><text:span text:style-name="T2"> <text:s/></text:span><text:span text:style-name="T8">72000,</text:span><text:span text:style-name="T2"> </text:span><text:span text:style-name="T5">date</text:span><text:span text:style-name="T2"> </text:span><text:span text:style-name="T17">'2020-04-27'</text:span><text:span text:style-name="T8">);</text:span></text:p>
      <text:p text:style-name="P8"><text:s text:c="2"/></text:p>
      <text:p text:style-name="P10">Este script incluye la creación de dos tablas e inserta algunas filas con datos en cada una.</text:p>
      <text:p text:style-name="P10"/>
      <text:p text:style-name="P1"/>
      <text:p text:style-name="P96">Anexo 2 - <text:span text:style-name="T80">Importar el </text:span>proyecto en Eclipse</text:p>
      <text:p text:style-name="P3"/>
      <text:p text:style-name="P11">Para <text:span text:style-name="T81">importar el </text:span>Proyecto en Eclipse siga los pasos siguientes:</text:p>
      <text:p text:style-name="P12"/>
      <text:p text:style-name="P81"><text:span text:style-name="T1">&gt; </text:span><text:span text:style-name="T4">File &gt; Import... &gt; Existing Maven Projects [Next]</text:span></text:p>
      <text:p text:style-name="P78">&gt; [Browse] y encontrar el directorio "app1" [OK]</text:p>
      <text:p text:style-name="P78">&gt; [Finish]</text:p>
      <text:p text:style-name="P34"/>
      <text:p text:style-name="P54">El proyecto tiene todas las características de Maven incluyendo la configuracion de Java 8 y todas las dependencias necesarias.</text:p>
      <text:p text:style-name="P54"/>
      <text:p text:style-name="P62">Anexo 3 - Resumen de funcionalidades de HotRod</text:p>
      <text:p text:style-name="P4"/>
      <text:p text:style-name="P7">HotRod actualmente soporta 10 bases de datos<text:span text:style-name="T121"> relacionales</text:span>: Oracle, DB2 LUW, PostgreSQL, SQL Server, MariaDB, SAP/Sybase ASE, MySQL, H2, HyperSQL y Apache Derby.</text:p>
      <text:p text:style-name="P4"/>
      <text:p text:style-name="P4"><text:span text:style-name="T122">I</text:span>ncluye reglas por defecto para determinar el tipo de datos Java de cada columna. <text:span text:style-name="T123">E</text:span>stas reglas pueden ser modificadas agregando <text:span text:style-name="T123">reglas OGNL</text:span> en el archivo hotrod.xml (tag &lt;type-solver&gt;)<text:span text:style-name="T123">; estas reglas usan </text:span>las propiedades de <text:span text:style-name="T84">la </text:span>columna<text:span text:style-name="T84"> para determinar el tipo de datos</text:span>. <text:span text:style-name="T123">En cualquier caso, el tipo de dato puede ser establecido directamente para una column usando el tag &lt;</text:span>column&gt; dentro de &lt;table&gt; (&lt;view&gt;, &lt;query&gt; o &lt;select&gt;).</text:p>
      <text:p text:style-name="P4"/>
      <text:p text:style-name="P5"><text:span text:style-name="T123">I</text:span>ncluye conversores de datos. Por ejemplo<text:span text:style-name="T123">,</text:span> un valor numérico 0 ó 1 podría ser tratado como Boolean en Java; el status de la cuenta podría ser tratado como una "enum" de Java con cuatro valores, etc.<text:span text:style-name="T85"> Esto require de la codificación de una clase que implemente la interfaz TypeConverter.</text:span></text:p>
      <text:p text:style-name="P4"/>
      <text:p text:style-name="P4">HotRod puede <text:span text:style-name="T86">usar </text:span>tablas y vistas. Estas última<text:span text:style-name="T87">s</text:span> puede ser actualizables (insert, delete, update) dependiendo de las reglas <text:span text:style-name="T46">disponibles en </text:span>cada base de datos.<text:span text:style-name="T88"> </text:span>HotRod <text:span text:style-name="T88">también </text:span>puede usar secuencias <text:span text:style-name="T88">y columnas </text:span>identi<text:span text:style-name="T46">dades (by default o always) </text:span>para generar valores de columnas<text:span text:style-name="T89">.</text:span></text:p>
      <text:p text:style-name="P4"/>
      <text:p text:style-name="P4"><text:span text:style-name="T124">Incluye tablas tipo enums. Éstas son tablas pequeñas (códigos, dimensiones, etc.) que no sufren modificaciones durante la operación normal de la aplicación, sino tan sólo entre releases. HotRod las carga enteramente como parte del código Java, con el fin de </text:span>abaratar el costo de los queries<text:span text:style-name="T47">.</text:span></text:p>
      <text:p text:style-name="P4"/>
      <text:p text:style-name="P5">HotRod incluye funcionalidad de "optimistic locking" que se activa en una tabla al agregar el tag &lt;version-control-column&gt;; si falla la actualización o eliminación de una fila<text:span text:style-name="T90"> en una tabla con esta característica </text:span>lanza una RuntimeException<text:span text:style-name="T90">,</text:span> que podría iniciar el roll back de la transacción.</text:p>
      <text:p text:style-name="P5"/>
      <text:p text:style-name="P5"><text:span text:style-name="T48">Los DAOs pueden exponer métodos para obtener </text:span>números de secuencias, si dichas sequencias son de propósito general y no están relacionadas a una única tabla.</text:p>
      <text:p text:style-name="P5"/>
      <text:p text:style-name="P6">Para bases de datos masi<text:span text:style-name="T60">v</text:span>as el archivo de configuración puede ser dividido <text:span text:style-name="T91">en </text:span><text:span text:style-name="T92">"</text:span><text:span text:style-name="T91">fragmentos</text:span><text:span text:style-name="T92">"</text:span><text:span text:style-name="T91"> </text:span>administrados por equipos separados para evitar conflictos en el repositorio del código fuente.</text:p>
      <text:p text:style-name="P6"/>
      <text:p text:style-name="P6">El archivo de configuración puede incluir "facetas" que permiten realizar generaciones parciales.<text:span text:style-name="T60"> Esto puede ser útil para bases de datos masivas en donde se quiere generar sólo algunas tablas que han sido modificadas o agregadas.</text:span></text:p>
      <text:p text:style-name="P5"/>
      <text:p text:style-name="P5"><text:span text:style-name="T93">La funcionalidad de </text:span>HotRod <text:span text:style-name="T93">está dividida en </text:span>tres módulos:</text:p>
      <text:p text:style-name="P5"/>
      <text:list xml:id="list3305702178" text:style-name="L3">
        <text:list-item>
          <text:p text:style-name="P99"><text:span text:style-name="T50">HotRod </text:span><text:span text:style-name="T49">CRUD</text:span>: <text:span text:style-name="T63">O</text:span>frece las operaciones básicas CRUD <text:span text:style-name="T63">(y unas pocas más avanzadas) en base a una </text:span>configuración<text:span text:style-name="T63"> mínima tal como se muestra en este ejemplo. Basta con indicar la lista de tablas y vistas, y HotRod genera todas las operaciones básicas automáticamente.</text:span></text:p>
        </text:list-item>
      </text:list>
      <text:p text:style-name="P5"/>
      <text:list xml:id="list202147475242086" text:continue-numbering="true" text:style-name="L3">
        <text:list-item>
          <text:p text:style-name="P99"><text:span text:style-name="T50">HotRod </text:span><text:span text:style-name="T49">LiveSQL</text:span><text:span text:style-name="T54"> (experimental)</text:span>: permite ensamblar y ejecutar <text:span text:style-name="T64">SELECT</text:span>s <text:span text:style-name="T94">simples y complejos por medio de </text:span>métodos Java. Retorna <text:span text:style-name="T61">lista </text:span>de filas<text:span text:style-name="T95"> de propósito general</text:span>, en donde cada fila es un Map de propiedades<text:span text:style-name="T61"> (String, Object)</text:span>.</text:p>
        </text:list-item>
      </text:list>
      <text:p text:style-name="P5"/>
      <text:list xml:id="list202146826474219" text:continue-numbering="true" text:style-name="L3">
        <text:list-item>
          <text:p text:style-name="P100"><text:span text:style-name="T50">HotRod </text:span><text:span text:style-name="T49">Nitro</text:span>: Permite ejecutar queries complejos y/o de alt<text:span text:style-name="T98">o desempeño </text:span>para <text:span text:style-name="T62">explotar al máximo </text:span>los recursos de la base de datos<text:span text:style-name="T96">. Requiere incluir los comandos SQL en forma semi-automatizada en la configuracion de HotRod.</text:span> <text:span text:style-name="T97">Entro otros, esto permite agregar </text:span>SQL dinámico<text:span text:style-name="T62">s,</text:span> parámetr<text:span text:style-name="T62">izados</text:span>, selects estructurados, asociaciones<text:span text:style-name="T62"> y</text:span> colecciones<text:span text:style-name="T55">. Este módulo está orientado a proveer alto desempeño durante la ejecución, y a simplificar la codificación estos. JOINs u otros SELECTs complejos son automáticamente tipificados y registrados.</text:span></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5:43:15.424683599</meta:creation-date>
    <dc:date>2020-06-03T20:21:09.198641361</dc:date>
    <meta:editing-duration>PT22H39M48S</meta:editing-duration>
    <meta:editing-cycles>233</meta:editing-cycles>
    <meta:generator>LibreOffice/6.1.4.2$Linux_X86_64 LibreOffice_project/10$Build-2</meta:generator>
    <meta:document-statistic meta:table-count="0" meta:image-count="0" meta:object-count="0" meta:page-count="7" meta:paragraph-count="191" meta:word-count="1786" meta:character-count="15107" meta:non-whitespace-character-count="11046"/>
  </office:meta>
</office:document-meta>
</file>